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08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89cm"/>
    </style:style>
    <style:style style:name="pr6" style:family="presentation" style:parent-style-name="Default-subtitle">
      <style:graphic-properties draw:fill-color="#ffffff" fo:min-height="20.353cm"/>
    </style:style>
    <style:style style:name="pr7" style:family="presentation" style:parent-style-name="Default-subtitle">
      <style:graphic-properties draw:fill-color="#ffffff" fo:min-height="19.248cm"/>
    </style:style>
    <style:style style:name="pr8" style:family="presentation" style:parent-style-name="Default-subtitle">
      <style:graphic-properties draw:fill-color="#ffffff" fo:min-height="19.278cm"/>
    </style:style>
    <style:style style:name="pr9" style:family="presentation" style:parent-style-name="Default-subtitle">
      <style:graphic-properties draw:fill-color="#ffffff" fo:min-height="19.428cm"/>
    </style:style>
    <style:style style:name="pr10" style:family="presentation" style:parent-style-name="Default-subtitle">
      <style:graphic-properties draw:fill-color="#ffffff" fo:min-height="20.193cm"/>
    </style:style>
    <style:style style:name="pr11" style:family="presentation" style:parent-style-name="Default-subtitle">
      <style:graphic-properties draw:fill-color="#ffffff" fo:min-height="20.122cm"/>
    </style:style>
    <style:style style:name="pr12" style:family="presentation" style:parent-style-name="Default-subtitle">
      <style:graphic-properties draw:fill-color="#ffffff" fo:min-height="19.565cm"/>
    </style:style>
    <style:style style:name="pr13" style:family="presentation" style:parent-style-name="Default-subtitle">
      <style:graphic-properties draw:fill-color="#ffffff" fo:min-height="18.481cm"/>
    </style:style>
    <style:style style:name="pr14" style:family="presentation" style:parent-style-name="Default-subtitle">
      <style:graphic-properties draw:fill-color="#ffffff" fo:min-height="18.975cm"/>
    </style:style>
    <style:style style:name="pr15" style:family="presentation" style:parent-style-name="Default-subtitle">
      <style:graphic-properties draw:fill-color="#ffffff" fo:min-height="19.744cm"/>
    </style:style>
    <style:style style:name="pr16" style:family="presentation" style:parent-style-name="Default-subtitle">
      <style:graphic-properties draw:fill-color="#ffffff" fo:min-height="16.663cm"/>
    </style:style>
    <style:style style:name="pr17" style:family="presentation" style:parent-style-name="Default-subtitle">
      <style:graphic-properties draw:fill-color="#ffffff" fo:min-height="19.327cm"/>
    </style:style>
    <style:style style:name="pr18" style:family="presentation" style:parent-style-name="Default-subtitle">
      <style:graphic-properties draw:fill-color="#ffffff" fo:min-height="21.064cm"/>
    </style:style>
    <style:style style:name="pr19" style:family="presentation" style:parent-style-name="Default-subtitle">
      <style:graphic-properties draw:fill-color="#ffffff" fo:min-height="18.72cm"/>
    </style:style>
    <style:style style:name="pr20" style:family="presentation" style:parent-style-name="Default-subtitle">
      <style:graphic-properties draw:fill-color="#ffffff" fo:min-height="17.201cm"/>
    </style:style>
    <style:style style:name="pr21" style:family="presentation" style:parent-style-name="Default-subtitle">
      <style:graphic-properties draw:fill-color="#ffffff" fo:min-height="19.357cm"/>
    </style:style>
    <style:style style:name="pr22" style:family="presentation" style:parent-style-name="Default-subtitle">
      <style:graphic-properties draw:fill-color="#ffffff" fo:min-height="15.027cm"/>
    </style:style>
    <style:style style:name="pr23" style:family="presentation" style:parent-style-name="Default-outline1">
      <style:graphic-properties fo:min-height="11.929cm"/>
    </style:style>
    <style:style style:name="pr24" style:family="presentation" style:parent-style-name="Default-title">
      <style:graphic-properties fo:min-height="2.719cm"/>
    </style:style>
    <style:style style:name="pr25" style:family="presentation" style:parent-style-name="Default-outline1">
      <style:graphic-properties draw:stroke="none" draw:fill="none" fo:min-height="4.92cm"/>
    </style:style>
    <style:style style:name="pr26" style:family="presentation" style:parent-style-name="Default-title">
      <style:graphic-properties fo:min-height="5.209cm"/>
    </style:style>
    <style:style style:name="pr27" style:family="presentation" style:parent-style-name="Default-title">
      <style:graphic-properties fo:min-height="2.211cm"/>
    </style:style>
    <style:style style:name="pr28" style:family="presentation" style:parent-style-name="Default-title">
      <style:graphic-properties fo:min-height="1.957cm"/>
    </style:style>
    <style:style style:name="pr29" style:family="presentation" style:parent-style-name="Default-title">
      <style:graphic-properties fo:min-height="1.737cm"/>
    </style:style>
    <style:style style:name="pr30" style:family="presentation" style:parent-style-name="Default-subtitle">
      <style:graphic-properties draw:fill-color="#ffffff" fo:min-height="26.94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family="'Liberation Mono'" style:font-family-generic="modern" style:font-pitch="fixed"/>
    </style:style>
    <style:style style:name="P18" style:family="paragraph">
      <style:text-properties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'Liberation Mono'" style:font-family-generic="modern" style:font-pitch="fixed" fo:font-size="26pt" style:font-size-asian="26pt" style:font-size-complex="26pt"/>
    </style:style>
    <style:style style:name="T11" style:family="text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family="'Liberation Sans'" style:font-family-generic="swiss" fo:font-size="26pt" style:font-size-asian="26pt" style:font-size-complex="26pt"/>
    </style:style>
    <style:style style:name="T15" style:family="text">
      <style:text-properties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font-family="'Liberation Sans'" style:font-family-generic="swiss" fo:font-size="28pt" style:font-size-asian="28pt" style:font-size-complex="28pt"/>
    </style:style>
    <style:style style:name="T17" style:family="text">
      <style:text-properties fo:font-family="'Liberation Sans'" style:font-family-generic="swiss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'Liberation Sans'" style:font-family-generic="swiss" fo:font-size="32pt" style:font-size-asian="32pt" style:font-size-complex="32pt"/>
    </style:style>
    <style:style style:name="T19" style:family="text">
      <style:text-properties style:text-position="super 58%" fo:font-family="'Liberation Sans'" style:font-family-generic="swiss" fo:font-size="32pt" style:font-size-asian="32pt" style:font-size-complex="32pt"/>
    </style:style>
    <style:style style:name="T20" style:family="text">
      <style:text-properties fo:font-family="'Liberation Mono'" style:font-family-generic="modern" style:font-pitch="fixed" fo:font-size="22pt" style:font-size-asian="22pt" style:font-size-complex="22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44pt" fo:font-weight="bold" style:font-size-asian="44pt" style:font-weight-asian="bold" style:font-size-complex="44pt" style:font-weight-complex="bold"/>
    </style:style>
    <style:style style:name="T28" style:family="text">
      <style:text-properties fo:color="#000000" style:text-outline="false" style:text-line-through-style="none" fo:font-family="CourierNewPSMT" style:font-family-generic="modern" style:font-pitch="fixed" fo:font-size="24pt" fo:font-style="normal" fo:text-shadow="none" style:text-underline-style="none" fo:font-weight="normal" style:letter-kerning="true" style:font-family-asian="CourierNewPSMT" style:font-family-generic-asian="modern" style:font-pitch-asian="fixed" style:font-size-asian="24pt" style:font-style-asian="normal" style:font-weight-asian="normal" style:font-family-complex="CourierNewPSMT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8pt"/>
    </style:style>
    <style:style style:name="T30" style:family="text">
      <style:text-properties fo:color="#000000" fo:font-family="Verdana" style:font-family-generic="swiss" style:font-pitch="variable" fo:font-size="18pt" style:font-family-asian="Menlo-Regular" style:font-size-asian="18pt" style:font-family-complex="Menlo-Regular" style:font-size-complex="18pt"/>
    </style:style>
    <style:style style:name="T31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Verdana" style:font-family-generic="swiss" style:font-pitch="variable" fo:font-size="18pt" style:font-size-asian="18pt" style:font-size-complex="18pt"/>
    </style:style>
    <style:style style:name="T33" style:family="text">
      <style:text-properties fo:font-family="Verdana" style:font-family-generic="swiss" style:font-pitch="variable" fo:font-size="20pt" style:font-size-asian="20pt" style:font-size-complex="20pt"/>
    </style:style>
    <style:style style:name="T34" style:family="text">
      <style:text-properties fo:font-family="Gulim" style:font-pitch="variable" fo:font-size="20pt" style:font-size-asian="20pt" style:font-size-complex="20pt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color="#000000" style:text-outline="false" style:text-line-through-style="none" fo:font-family="Menlo-Regular" fo:font-size="28pt" fo:font-style="normal" fo:text-shadow="none" style:text-underline-style="none" fo:font-weight="normal" style:letter-kerning="true" style:font-family-asian="Menlo-Regular" style:font-size-asian="28pt" style:font-style-asian="normal" style:font-weight-asian="normal" style:font-family-complex="Menl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Menlo-Regular" fo:font-size="26pt" fo:font-style="normal" fo:text-shadow="none" style:text-underline-style="none" fo:font-weight="normal" style:letter-kerning="true" style:font-family-asian="Menlo-Regular" style:font-size-asian="26pt" style:font-style-asian="normal" style:font-weight-asian="normal" style:font-family-complex="Menlo-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super 58%" fo:font-family="Menlo-Regular" fo:font-size="26pt" fo:font-style="normal" fo:text-shadow="none" style:text-underline-style="none" fo:font-weight="normal" style:letter-kerning="true" style:font-family-asian="Menlo-Regular" style:font-size-asian="26pt" style:font-style-asian="normal" style:font-weight-asian="normal" style:font-family-complex="Menlo-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Menlo-Regular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000000" style:text-outline="false" style:text-line-through-style="none" fo:font-family="Menlo-Regular" fo:font-size="26pt" fo:font-style="normal" fo:text-shadow="none" style:text-underline-style="none" fo:font-weight="bold" style:letter-kerning="true" style:font-family-asian="Menlo-Regular" style:font-size-asian="26pt" style:font-style-asian="normal" style:font-weight-asian="bold" style:font-family-complex="Menlo-Regular" style:font-size-complex="2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000000" style:text-outline="false" style:text-line-through-style="none" fo:font-family="Menlo-Regular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Menlo-Regular" fo:font-size="32pt" fo:font-style="normal" fo:text-shadow="none" style:text-underline-style="none" fo:font-weight="normal" style:letter-kerning="true" style:font-family-asian="Menlo-Regular" style:font-size-asian="32pt" style:font-style-asian="normal" style:font-weight-asian="normal" style:font-family-complex="Menlo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Menlo-Regular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Menlo-Regular" fo:font-size="14pt" fo:font-style="normal" fo:text-shadow="none" style:text-underline-style="none" fo:font-weight="normal" style:letter-kerning="true" style:font-family-asian="Menlo-Regular" style:font-size-asian="14pt" style:font-style-asian="normal" style:font-weight-asian="normal" style:font-family-complex="Menlo-Regular" style:font-size-complex="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fo:font-family="Menlo-Regular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enlo-Regular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000000" fo:font-family="Menlo-Regular" fo:font-size="22pt" style:font-family-asian="Menlo-Regular" style:font-size-asian="22pt" style:font-family-complex="Menlo-Regular" style:font-size-complex="22pt"/>
    </style:style>
    <style:style style:name="T52" style:family="text">
      <style:text-properties fo:color="#000000" fo:font-family="Menlo-Regular" fo:font-size="20pt" style:font-family-asian="Menlo-Regular" style:font-size-asian="20pt" style:font-family-complex="Menlo-Regular" style:font-size-complex="20pt"/>
    </style:style>
    <style:style style:name="T53" style:family="text">
      <style:text-properties fo:color="#000000" fo:font-family="Menlo-Regular" fo:font-size="15pt" style:font-family-asian="Menlo-Regular" style:font-size-asian="15pt" style:font-family-complex="Menlo-Regular" style:font-size-complex="8.5pt"/>
    </style:style>
    <style:style style:name="T54" style:family="text">
      <style:text-properties style:text-position="super 58%"/>
    </style:style>
    <style:style style:name="T55" style:family="text">
      <style:text-properties fo:font-size="28pt" fo:font-weight="normal" style:font-size-asian="28pt" style:font-weight-asian="normal" style:font-size-complex="28pt" style:font-weight-complex="normal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color="#000000" style:text-outline="false" style:text-line-through-style="none" fo:font-family="'Liberation Sans'" style:font-family-generic="swiss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CourierNewPSMT" style:font-family-generic="modern" style:font-pitch="fixed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'Liberation Mono'" style:font-family-generic="modern" style:font-pitch="fixed" fo:font-size="18pt" fo:font-style="normal" fo:text-shadow="none" style:text-underline-style="none" fo:font-weight="normal" style:letter-kerning="true" style:font-family-asian="CourierNewPSMT" style:font-family-generic-asian="modern" style:font-pitch-asian="fixed" style:font-size-asian="18pt" style:font-style-asian="normal" style:font-weight-asian="normal" style:font-family-complex="CourierNewPSMT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family="'Liberation Mono'" style:font-family-generic="modern" style:font-pitch="fixed" fo:font-size="18pt" style:font-size-asian="18pt" style:font-size-complex="18pt"/>
    </style:style>
    <style:style style:name="T61" style:family="text">
      <style:text-properties fo:color="#000000" style:text-outline="false" style:text-line-through-style="none" fo:font-family="CourierNewPSMT" style:font-family-generic="modern" style:font-pitch="fixed" fo:font-size="14pt" fo:font-style="normal" fo:text-shadow="none" style:text-underline-style="none" fo:font-weight="normal" style:letter-kerning="true" style:font-family-asian="CourierNewPSMT" style:font-family-generic-asian="modern" style:font-pitch-asian="fixed" style:font-size-asian="14pt" style:font-style-asian="normal" style:font-weight-asian="normal" style:font-family-complex="CourierNewPSMT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CourierNewPSMT" style:font-family-generic="modern" style:font-pitch="fixed" fo:font-size="22pt" fo:font-style="normal" fo:text-shadow="none" style:text-underline-style="none" fo:font-weight="normal" style:letter-kerning="true" style:font-family-asian="CourierNewPSMT" style:font-family-generic-asian="modern" style:font-pitch-asian="fixed" style:font-size-asian="22pt" style:font-style-asian="normal" style:font-weight-asian="normal" style:font-family-complex="CourierNewPSMT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fo:font-family="CourierNewPSMT" style:font-family-generic="modern" style:font-pitch="fixed" fo:font-size="22pt" fo:font-style="normal" fo:text-shadow="none" style:text-underline-style="none" fo:font-weight="bold" style:letter-kerning="true" style:font-family-asian="CourierNewPSMT" style:font-family-generic-asian="modern" style:font-pitch-asian="fixed" style:font-size-asian="22pt" style:font-style-asian="normal" style:font-weight-asian="bold" style:font-family-complex="CourierNewPSMT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fo:font-family="CourierNewPSMT" style:font-family-generic="modern" style:font-pitch="fixed" fo:font-size="22pt" fo:font-style="italic" fo:text-shadow="none" style:text-underline-style="none" fo:font-weight="normal" style:letter-kerning="true" style:font-family-asian="CourierNewPSMT" style:font-family-generic-asian="modern" style:font-pitch-asian="fixed" style:font-size-asian="22pt" style:font-style-asian="italic" style:font-weight-asian="normal" style:font-family-complex="CourierNewPSMT" style:font-family-generic-complex="modern" style:font-pitch-complex="fixed" style:font-size-complex="2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family="'Liberation Mono'" style:font-family-generic="modern" style:font-pitch="fixed"/>
    </style:style>
    <style:style style:name="T66" style:family="text">
      <style:text-properties fo:font-family="'Liberation Mono'" style:font-family-generic="modern" style:font-pitch="fixed" fo:font-size="24pt" style:font-size-asian="24pt" style:font-size-complex="24pt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Go Big or Big Home </text:span><text:span text:style-name="T1"><text:line-break/></text:span><text:span text:style-name="T1">(Part Deux):</text:span></text:p>
            <text:p><text:span text:style-name="T2"/></text:p>
            <text:p><text:span text:style-name="T2">Canon: A Library For Manipulating Massive Numbers In Haske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lides:</text:p>
            <text:p/>
            <text:p>https://github.com/grandpascorpion/canon/goBigOrGoHome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>Inspiration / </text:span><text:span text:style-name="T3"><text:line-break/></text:span><text:span text:style-name="T3"><text:line-break/></text:span><text:span text:style-name="T3">Astronomy?</text:span><text:span text:style-name="T3"><text:line-break/></text:span><text:span text:style-name="T3"/></text:p>
            <text:p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279cm" svg:y="0.959cm" presentation:class="subtitle" presentation:user-transformed="true">
          <draw:text-box>
            <text:p><text:span text:style-name="T3"><text:s/></text:span><text:span text:style-name="T3"><text:line-break/></text:span><text:span text:style-name="T3"/></text:p>
            <text:p><text:span text:style-name="T3"/></text:p>
          </draw:text-box>
        </draw:frame>
        <draw:frame draw:style-name="gr2" draw:layer="layout" svg:width="22.576cm" svg:height="18.331cm" svg:x="3.078cm" svg:y="2.032cm">
          <draw:text-box>
            <text:p/>
            <text:p text:style-name="P3"><text:span text:style-name="T4">Guinness Book of Records </text:span></text:p>
            <text:p text:style-name="P3"><text:span text:style-name="T4"/></text:p>
            <text:p text:style-name="P3"><text:span text:style-name="T4">Mersenne Prime: 2^19937 -1 (If 2^p -1 is prime, p must be prime)</text:span></text:p>
            <text:p text:style-name="P3"><text:span text:style-name="T4"/></text:p>
            <text:p text:style-name="P3"><text:span text:style-name="T4">There's no such thing as duodragintillion. <text:s/></text:span><text:span text:style-name="T4"><text:line-break/></text:span><text:span text:style-name="T4"/></text:p>
            <text:p text:style-name="P3"><text:span text:style-name="T4">Quindragintillion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89cm" svg:x="1.4cm" svg:y="1.376cm" presentation:class="subtitle" presentation:user-transformed="true">
          <draw:text-box>
            <text:p><text:span text:style-name="T3">A solution by Shakuntala Devi </text:span><text:span text:style-name="T3"><text:line-break/></text:span><text:span text:style-name="T3">(not Herman Cain***)</text:span></text:p>
            <text:p><text:span text:style-name="T3"/></text:p>
            <text:p><text:span text:style-name="T4">9</text:span></text:p>
            <text:p><text:span text:style-name="T4">9 <text:s text:c="3"/></text:span></text:p>
            <text:p><text:span text:style-name="T4">9 <text:s text:c="7"/></text:span></text:p>
            <text:p><text:span text:style-name="T3"/></text:p>
            <text:p><text:span text:style-name="T3">(a number of 369,693,100 digits)</text:span></text:p>
            <text:p><text:span text:style-name="T3"/></text:p>
            <text:p><text:span text:style-name="T3">*** This was funny back in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 text:style-name="P6">Other large numbers, the first two of which are part of pop culture now:</text:p>
            <text:p text:style-name="P6"/>
            <text:p>Googol*= 10 ^ 100</text:p>
            <text:p/>
            <text:p>Googolplex = 10 ^ Googol </text:p>
            <text:p/>
            <text:p>Googolplexplex = 10 ^ Googolplex</text:p>
            <text:p text:style-name="P6"/>
            <text:p>* coined by 9-year old Milton Sirotta in 192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20.353cm" svg:x="1.4cm" svg:y="0.07cm" presentation:class="subtitle" presentation:user-transformed="true">
          <draw:text-box>
            <text:p text:style-name="P3"><text:span text:style-name="T5">Some perspective</text:span></text:p>
            <text:p text:style-name="P3"><text:s/></text:p>
            <text:p text:style-name="P6">The late, great Carl Sagan estimated there are about 10^80 subatomic particles in our universe. <text:s/></text:p>
            <text:p text:style-name="P6"/>
            <text:p text:style-name="P6">So, if you had to “write out” Googolplex (by placing a digit on each particle), you would RUN OUT OF THEM long before completing your task! <text:s/></text:p>
            <text:p text:style-name="P6"/>
            <text:p text:style-name="P6">In fact, based on Sagan's estimate, you would need 100 billion billion universes of the same size to do this. </text:p>
            <text:p text:style-name="P6"><text:line-break/>Now try to wrap your head around how big <text:s/>googolplexplex is! <text:s/>And this, friends, is just the tip of the iceberg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9.248cm" svg:x="1.471cm" svg:y="0.564cm" presentation:class="subtitle" presentation:user-transformed="true">
          <draw:text-box>
            <text:p><text:span text:style-name="T4">Canon Library: Early Steps</text:span></text:p>
            <text:p/>
            <text:list text:style-name="L1">
              <text:list-item>
                <text:p text:style-name="P6">Makes use of the “arithmoi” library by Daniel Fischer</text:p>
                <text:p text:style-name="P6"/>
              </text:list-item>
              <text:list-item>
                <text:p text:style-name="P6">I needed to solve a problem involving the divisors of numbers.</text:p>
                <text:p text:style-name="P6"/>
              </text:list-item>
              <text:list-item>
                <text:p text:style-name="P6">Internally, his <text:span text:style-name="T6">factorise</text:span> function will represent a number “canonically”.</text:p>
                <text:p text:style-name="P6"/>
              </text:list-item>
              <text:list-item>
                <text:p text:style-name="P6">Canonically? Example: 45 factors to 5 * 3^2. It would be represented as [(3,2),(5,1)], a list of pairs of “primes” and exponents. <text:s/>Note: Each integer has a unique prime factor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Canon Library: Early Steps (II)</text:span></text:p>
            <text:p/>
            <text:p text:style-name="P6">Once a number is factorized, it's a trivial step to find its divisors ...</text:p>
            <text:p text:style-name="P6"/>
            <text:p text:style-name="P6">but then it hit me that this would be a very convenient way to represent large integers.</text:p>
            <text:p text:style-name="P6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3"><text:span text:style-name="T4">Canon Library: Early Steps (III)</text:span></text:p>
            <text:p text:style-name="P3"><text:span text:style-name="T4"/></text:p>
            <text:p text:style-name="P6">The product of two numbers that are relatively prime would just require building a list. </text:p>
            <text:p text:style-name="P6"/>
            <text:p text:style-name="P3">3^10000 * 5^99 =</text:p>
            <text:p text:style-name="P3"/>
            <text:p text:style-name="P3">[ (3,10000) ] * [ (5,99) ] =</text:p>
            <text:p text:style-name="P3"/>
            <text:p text:style-name="P3">[ (3,10000), (5,99) ]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9.278cm" svg:x="1.4cm" svg:y="0.28cm" presentation:class="subtitle" presentation:user-transformed="true">
          <draw:text-box>
            <text:p text:style-name="P3"><text:span text:style-name="T4">Canon Library: Early Steps (IV)</text:span></text:p>
            <text:p text:style-name="P6"><text:span text:style-name="T4"/></text:p>
            <text:p text:style-name="P6"><text:span text:style-name="T4">What if the numbers we are multiplying are not relatively prime (having no divisors in common greater than 1)?</text:span></text:p>
            <text:p text:style-name="P6"><text:span text:style-name="T4"/></text:p>
            <text:p text:style-name="P6"><text:span text:style-name="T4">e.g. (3^10000 * 5 ^99) * (3^111 * 5 ^2)</text:span><text:span text:style-name="T4"><text:line-break/></text:span><text:span text:style-name="T4"/></text:p>
            <text:p text:style-name="P6"><text:span text:style-name="T4">Simple. <text:s/>We just add the exponents:</text:span><text:span text:style-name="T4"><text:line-break/></text:span><text:span text:style-name="T4"/></text:p>
            <text:p text:style-name="P6"><text:span text:style-name="T4">= [ (3,10000 + 111), (5, 99 + 2) ]</text:span></text:p>
            <text:p text:style-name="P6"><text:span text:style-name="T4">= [ (3, 10111), (5, 101)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anon Library : Early Steps (V)</text:p>
            <text:p/>
            <text:p>And division?</text:p>
            <text:p/>
            <text:p>3^100 / 3^2 = [ (3, 100 - 2) ] = [ (3, 98)]</text:p>
            <text:p/>
            <text:p>Admittedly, this is just high school math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9.428cm" svg:x="1.4cm" svg:y="0.13cm" presentation:class="subtitle" presentation:user-transformed="true">
          <draw:text-box>
            <text:p>Canon Library : Early Steps</text:p>
            <text:p/>
            <text:p text:style-name="P6">Questions that may be coming to mind:</text:p>
            <text:p text:style-name="P6"/>
            <text:p text:style-name="P6">That “trick” won't work the same way for addition and subtraction, will it?</text:p>
            <text:p text:style-name="P6">When dividing, how do we handle a situation when the denominator's exponent is more than the numerator's? (e.g 3^2 / 3^5)</text:p>
            <text:p text:style-name="P6"/>
            <text:p text:style-name="P6">How do we create new numbers that we can be sure are still in “canonical form”?</text:p>
            <text:p text:style-name="P6">How can we handle negative numbers?</text:p>
            <text:p text:style-name="P6">How can we handle zero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layer="layout" svg:width="25.524cm" svg:height="20.193cm" svg:x="1.4cm" svg:y="0.609cm" presentation:class="subtitle" presentation:user-transformed="true">
          <draw:text-box>
            <text:p>Keeping it Canonical</text:p>
            <text:p/>
            <text:p text:style-name="P6"><text:span text:style-name="T7">When the list of pairs is built, the “primes” must be kept in ascending order (as does Daniel's routine). <text:s/>His routine (understandably) will not allow zero as an input.</text:span></text:p>
            <text:p text:style-name="P6"><text:span text:style-name="T7"/></text:p>
            <text:p text:style-name="P6"><text:span text:style-name="T7">Special cases:</text:span></text:p>
            <text:p text:style-name="P6"><text:span text:style-name="T7"/></text:p>
            <text:list text:style-name="L1">
              <text:list-item>
                <text:p text:style-name="P6"><text:span text:style-name="T7">Negative integers are lists starting with (-1, 1)</text:span></text:p>
              </text:list-item>
              <text:list-item>
                <text:p text:style-name="P6"><text:span text:style-name="T7">One is just an empty list: [ ]</text:span></text:p>
              </text:list-item>
              <text:list-item>
                <text:p text:style-name="P6"><text:span text:style-name="T7">Zero is just [(0,1)], extending his 'method' slightly for completeness. (Note: Any list having additional elements would be invalid.)</text:span></text:p>
              </text:list-item>
            </text:list>
            <text:p><text:span text:style-name="T7"><text:line-break/></text:span><text:span text:style-name="T7">So, we need a function to enforce that behavior.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0.122cm" svg:x="1.4cm" svg:y="0.37cm" presentation:class="subtitle" presentation:user-transformed="true">
          <draw:text-box>
            <text:p text:style-name="P6">But, we still need more than that. <text:s/>We need the wrapper function to create an instance of our type SimpleCanon (based on the underlying “CR_”)</text:p>
            <text:p/>
            <text:p><text:span text:style-name="T8">newtype SimpleCanon = MakeC CR_ deriving (Eq)</text:span></text:p>
            <text:p text:style-name="P6"><text:span text:style-name="T8">fromSimpleCanon (MakeC i) = I</text:span></text:p>
            <text:p text:style-name="P6"><text:span text:style-name="T9"/></text:p>
            <text:p text:style-name="P6"><text:span text:style-name="T8">type CanonElement_ = (Integer,Integer)</text:span></text:p>
            <text:p text:style-name="P6"><text:span text:style-name="T8">type CanonRep_ <text:s text:c="4"/>= [CanonElement_]</text:span></text:p>
            <text:p text:style-name="P6"><text:span text:style-name="T8">type CR_ <text:s text:c="10"/>= CanonRep_</text:span></text:p>
            <text:p text:style-name="P6"><text:line-break/>The newtype keyword is a simple constructor in Haskell. <text:s/>The second line basically inverts the constructor revealing the underlying data structure. <text:s/>Note: SimpleCanon was not the final name/impl for the class.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6">The internal types are defined in the CanonInternals.hs file. <text:s/></text:p>
                <text:p text:style-name="P6"/>
              </text:list-item>
              <text:list-item>
                <text:p text:style-name="P6">The SimpleCanon.hs file imports this file. <text:s/></text:p>
                <text:p text:style-name="P6"/>
              </text:list-item>
              <text:list-item>
                <text:p text:style-name="P6">Then, it's a matter of not exporting our Simple Canon type to the outside world and defining an interface so that this “wrapper class” can manipulate numb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2" draw:text-style-name="P7" draw:layer="layout" svg:width="25.199cm" svg:height="19.565cm" svg:x="1.4cm" svg:y="0.542cm" presentation:class="subtitle" presentation:user-transformed="true">
          <draw:text-box>
            <text:p><text:span text:style-name="T4">Let's make a number!</text:span></text:p>
            <text:p><text:span text:style-name="T4"/></text:p>
            <text:p text:style-name="P6"><text:span text:style-name="T7">For the SimpleCanon, there are instances for these type classes:</text:span><text:span text:style-name="T7"><text:line-break/></text:span><text:span text:style-name="T7"/></text:p>
            <text:p text:style-name="P6"><text:span text:style-name="T7">Show: show [for printing]</text:span></text:p>
            <text:p text:style-name="P6"><text:span text:style-name="T7">Ord: compare</text:span></text:p>
            <text:p text:style-name="P6"><text:span text:style-name="T7">Real: toRational</text:span></text:p>
            <text:p text:style-name="P6"><text:span text:style-name="T7">Num: (+), (-), (*), negate, abs, signum </text:span></text:p>
            <text:p text:style-name="P6"><text:span text:style-name="T7">Fractional: fromRational and (/) </text:span></text:p>
            <text:p text:style-name="P6"><text:span text:style-name="T7"/></text:p>
            <text:p text:style-name="P6"><text:span text:style-name="T7">Integral: toInteger, quotRem and mod**</text:span></text:p>
            <text:p text:style-name="P6"><text:span text:style-name="T7"/></text:p>
            <text:p text:style-name="P6"><text:span text:style-name="T7">** Mod is optional but there's a nice optimization explained for this later. <text:s/>Thanks, Eul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3" draw:layer="layout" svg:width="25.199cm" svg:height="18.481cm" svg:x="1.4cm" svg:y="-0.276cm" presentation:class="subtitle" presentation:user-transformed="true">
          <draw:text-box>
            <text:p/>
            <text:p text:style-name="P6">Going back to an earlier question about division, how do we handle 3^2 / 3^5 or 1 / 3^3? <text:s/>It's clearly not an integer. <text:s/>It is a rational number.<text:line-break/></text:p>
            <text:p text:style-name="P6">Why not a new type, RationalCanon?</text:p>
            <text:p text:style-name="P6"/>
            <text:p text:style-name="P6">It was just a matter of refactoring my validation function and adding an additional Bool parameter indicating whether or not to allow “negative exponents”. <text:s/>The first call used by SimpleCanon would reject the quotient above:</text:p>
            <text:p/>
            <text:p><text:span text:style-name="T10">crValidIntegral n = crValid n isPrime True <text:s/>crValidRational n = crValid n isPrime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4" draw:text-style-name="P6" draw:layer="layout" svg:width="25.199cm" svg:height="18.975cm" svg:x="1.4cm" svg:y="0.837cm" presentation:class="subtitle" presentation:user-transformed="true">
          <draw:text-box>
            <text:p text:style-name="P6">So, I happily went down this rabbit hole for awhile, fleshing out these two types and even adding a third called HyperCanon that allowed for numbers to have two levels of nested exponents like 9^9^9 (only potentially MUCH larger).</text:p>
            <text:p text:style-name="P6"/>
            <text:p text:style-name="P6">Hyper is a reference to hyper operations, which I will get to later. So, HyperCanon was a bit of a misnomer. NestedCanon would have been more accurate.</text:p>
            <text:p text:style-name="P6"/>
            <text:p text:style-name="P6">Now, I was writing little routines to convert between the classes and the absurdity was really mounting. <text:s/>I should really try to generalize this …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5" draw:layer="layout" svg:width="25.199cm" svg:height="19.744cm" svg:x="1.4cm" svg:y="-0.055cm" presentation:class="subtitle" presentation:user-transformed="true">
          <draw:text-box>
            <text:p text:style-name="P6">… After all, the talk is about MASSIVE numbers and I'm using Haskell. <text:s/>So, I created this new “GADT” Canon type:<text:line-break/><text:line-break/><text:span text:style-name="T10">data CanonValueType = </text:span></text:p>
            <text:p text:style-name="P6"><text:span text:style-name="T10"><text:s text:c="2"/></text:span><text:span text:style-name="T10">IntC | <text:s/>NirC | IrrC </text:span></text:p>
            <text:p text:style-name="P6"><text:span text:style-name="T10"><text:s text:c="2"/></text:span><text:span text:style-name="T10">deriving (Eq, Ord, Show)</text:span></text:p>
            <text:p><text:span text:style-name="T10"/></text:p>
            <text:p text:style-name="P6"><text:span text:style-name="T10">type </text:span><text:span text:style-name="T11">GCRE_</text:span><text:span text:style-name="T10"> = (Integer, </text:span><text:span text:style-name="T12">Canon</text:span><text:span text:style-name="T10">)</text:span></text:p>
            <text:p text:style-name="P6"><text:span text:style-name="T10">type </text:span><text:span text:style-name="T13">GCR_</text:span><text:span text:style-name="T10"> <text:s/>= [</text:span><text:span text:style-name="T11">GCRE_</text:span><text:span text:style-name="T10">]</text:span></text:p>
            <text:p text:style-name="P6"><text:span text:style-name="T10"/></text:p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 text:style-name="P6"><text:span text:style-name="T14"/></text:p>
            <text:p text:style-name="P6"><text:span text:style-name="T14">Note how the definitions are intertwined. <text:s/>Canon is a <text:s/>recursive type. This is just the working Canon type. <text:s/>It will be expanded so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6" draw:layer="layout" svg:width="25.199cm" svg:height="16.663cm" svg:x="1.4cm" svg:y="0.636cm" presentation:class="subtitle" presentation:user-transformed="true">
          <draw:text-box>
            <text:p text:style-name="P6">So there are two value constructors for Canon: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 </text:span><text:span text:style-name="T13">GCR_</text:span><text:span text:style-name="T10"> CanonValueType</text:span></text:p>
            <text:p text:style-name="P6"><text:span text:style-name="T10"/></text:p>
            <text:p text:style-name="P6"><text:span text:style-name="T15"/></text:p>
            <text:p text:style-name="P6"><text:span text:style-name="T16">Bare takes an Integer and a BareStatus indicating Simplified or NotSimplified</text:span></text:p>
            <text:p text:style-name="P6"><text:span text:style-name="T16"/></text:p>
            <text:p text:style-name="P6"><text:span text:style-name="T16">“</text:span><text:span text:style-name="T16">Can” takes a </text:span><text:span text:style-name="T17">GCR_</text:span><text:span text:style-name="T16"> and what amounts to a flag indicating if the </text:span><text:span text:style-name="T17">GCR_</text:span><text:span text:style-name="T16"> is IntC, NirC or IrrC (short for integral, non-integral rational or irrational).</text:span></text:p>
            <text:p text:style-name="P6"><text:span text:style-name="T16"/></text:p>
            <text:p text:style-name="P6"><text:span text:style-name="T16">GCR stands for Generalized Canonical Representation.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7" draw:text-style-name="P8" draw:layer="layout" svg:width="25.199cm" svg:height="19.327cm" svg:x="1.4cm" svg:y="0.739cm" presentation:class="subtitle" presentation:user-transformed="true">
          <draw:text-box>
            <text:p text:style-name="P3"><text:span text:style-name="T18">Canon Value Type Examples</text:span></text:p>
            <text:p text:style-name="P3"><text:span text:style-name="T18"/></text:p>
            <text:list text:style-name="L1">
              <text:list-item>
                <text:p text:style-name="P6"><text:span text:style-name="T18">IntC : A number raised with every factor raised to a positive integral power. <text:s/></text:span></text:p>
                <text:p text:style-name="P6"><text:span text:style-name="T18">(e.g. 75 = 3 * 5^2 <text:s text:c="2"/>... 3 is raised to the 1</text:span><text:span text:style-name="T19">st</text:span><text:span text:style-name="T18"> power)</text:span></text:p>
                <text:p text:style-name="P6"><text:span text:style-name="T18"/></text:p>
              </text:list-item>
              <text:list-item>
                <text:p text:style-name="P6"><text:span text:style-name="T18">NirC : A number raised with every factor raised to a integral power, one or more of which is negative**. <text:s/>(e.g. 9/49 = 3^2 / 7^3)</text:span></text:p>
                <text:p text:style-name="P6"><text:span text:style-name="T18"/></text:p>
              </text:list-item>
              <text:list-item>
                <text:p text:style-name="P6"><text:span text:style-name="T18">IrrC: A number with one or more factors raised to a non-integral power.</text:span></text:p>
                <text:p text:style-name="P6"><text:span text:style-name="T18">(e.g. sqrt(3) = 3 ^(1/2) or 5 ^ sqrt(3) )</text:span></text:p>
                <text:p text:style-name="P6"><text:span text:style-name="T18"/></text:p>
                <text:p text:style-name="P6"><text:span text:style-name="T18">** equivalent to having a denominator &gt;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8" draw:text-style-name="P3" draw:layer="layout" svg:width="25.199cm" svg:height="21.064cm" svg:x="1.4cm" svg:y="-0.744cm" presentation:class="subtitle" presentation:user-transformed="true">
          <draw:text-box>
            <text:p text:style-name="P3"><text:span text:style-name="T18">Bare</text:span></text:p>
            <text:p text:style-name="P6"><text:span text:style-name="T18"><text:line-break/></text:span><text:span text:style-name="T14">When a “Bare” canon is created from an Integer and a Bool(ean) flag, <text:s/>it has a status of simplified or not. <text:s/>If Simp(lified), it means the integer is a -1, 0, 1 or a prime number. If “NSim”, it's (a large) composite. <text:s/>A small number is only used as an example below.</text:span><text:span text:style-name="T14"><text:line-break/></text:span><text:span text:style-name="T14"/></text:p>
            <text:p text:style-name="P6"><text:span text:style-name="T12">Integer =&gt; Internal Rep =&gt; Display</text:span></text:p>
            <text:p text:style-name="P6"><text:span text:style-name="T10"/></text:p>
            <text:p text:style-name="P6"><text:span text:style-name="T12">3 <text:s text:c="6"/>=&gt; Bare 3 Simp <text:s text:c="2"/>=&gt; 3</text:span></text:p>
            <text:p text:style-name="P6"><text:span text:style-name="T20">-- 3 is prime so it is “simplified”. </text:span></text:p>
            <text:p text:style-name="P6"><text:span text:style-name="T10"/></text:p>
            <text:p text:style-name="P6"><text:span text:style-name="T12">4 <text:s text:c="6"/>=&gt; Bare 4 NSim <text:s/>=&gt; [4] </text:span></text:p>
            <text:p text:style-name="P6"><text:span text:style-name="T20">-- 4 is composite, it is not simplified. <text:s/>The brackets indicate it's unfactored. This is just an small example (normally, a massive composite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9" draw:layer="layout" svg:width="25.199cm" svg:height="18.72cm" svg:x="1.4cm" svg:y="0.838cm" presentation:class="subtitle" presentation:user-transformed="true">
          <draw:text-box>
            <text:p>Canonical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 </text:span><text:span text:style-name="T13">GCR_</text:span><text:span text:style-name="T10"> CanonValueType</text:span></text:p>
            <text:p/>
            <text:p text:style-name="P6">This value constructor is much more interesting as it allows us to create arbitrarily massive numbers with a recursive type. <text:s/></text:p>
            <text:p text:style-name="P6">Note: for brevity, I replace Canonical with C here.</text:p>
            <text:p text:style-name="P6"><text:span text:style-name="T10"/></text:p>
            <text:p text:style-name="P6"><text:span text:style-name="T10">11 ^ 11 =&gt; C [(11, Bare 11 True)] IntegralC</text:span></text:p>
            <text:p text:style-name="P6"><text:span text:style-name="T10"/></text:p>
            <text:p text:style-name="P6"><text:span text:style-name="T10">11 ^ 11 ^ 11 =&gt; </text:span></text:p>
            <text:p text:style-name="P6"><text:span text:style-name="T20">C [(11, C [(11, Bare 11 True)] IntegralC)] IntegralC</text:span></text:p>
            <text:p text:style-name="P6"><text:span text:style-name="T10"/></text:p>
            <text:p text:style-name="P6"><text:span text:style-name="T14">Note: Canon has its own ^ operator. That's coming 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20" draw:layer="layout" svg:width="25.199cm" svg:height="17.201cm" svg:x="1.4cm" svg:y="0.364cm" presentation:class="subtitle" presentation:user-transformed="true">
          <draw:text-box>
            <text:p><text:span text:style-name="T21">Perfect is the Enemy of Good </text:span></text:p>
            <text:p><text:span text:style-name="T21">(Library Enhancement / Compromise)</text:span></text:p>
            <text:p/>
            <text:p text:style-name="P6"><text:span text:style-name="T22">There was one severe drawback to the original library. <text:s/>It would always try to factor everything. <text:s/>The arithmoi library is extremely slow at factoring numbers with 2 large prime factors (with 40+ digits) and it's not possible to do (elliptic curve) factoring up to some threshold. <text:s/>It's all or nothing. <text:s/></text:span><text:span text:style-name="T22"><text:line-break/></text:span><text:span text:style-name="T22"><text:line-break/></text:span><text:span text:style-name="T22">So, I modified the logic to only do trial division through 10 million. <text:s/>When you see a large number surrounded by square brackets ([ ]), it means that number is not factored. <text:s/>For the most part, this not a problem but you will get an error if you try to get the sum or number of divisors (or similar functions where complete factorization is required). <text:s text:c="2"/>If you try to take the gcd or lcm, of a smallish number and a large composite, it will attempt trial division. <text:s/>That's not possible though if both are large composites.</text:span><text:span text:style-name="T22"><text:line-break/></text:span><text:span text:style-name="T22"><text:line-break/></text:span><text:span text:style-name="T22">The "perfect" aphorism became a bit of a mantra for this revamp of the library especially as things got quite hairy with some of the hyper enhancements described la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21" draw:text-style-name="P6" draw:layer="layout" svg:width="25.199cm" svg:height="19.357cm" svg:x="1.4cm" svg:y="0.608cm" presentation:class="subtitle" presentation:user-transformed="true">
          <draw:text-box>
            <text:p text:style-name="P6"><text:span text:style-name="T4">Some of Canon's Exported Functions</text:span></text:p>
            <text:p text:style-name="P6"/>
            <text:p text:style-name="P6"><text:span text:style-name="T23">These return Canon:</text:span></text:p>
            <text:p text:style-name="P6"><text:span text:style-name="T23">makeCanon, cReciprocal, cGCD, cLCM, cMod, cSimplify, cSplit, cNumerator, cDenominator</text:span></text:p>
            <text:p text:style-name="P6"><text:span text:style-name="T23"/></text:p>
            <text:p text:style-name="P6"><text:span text:style-name="T23">These all return Bool:</text:span></text:p>
            <text:p text:style-name="P6"><text:span text:style-name="T23">cNegative, cPositive, cIntegral, cRational, cIrrational, cIsPrimeTower, cSimplified, cCanonical, cBare.</text:span></text:p>
            <text:p text:style-name="P6"><text:span text:style-name="T23"/></text:p>
            <text:p text:style-name="P6"><text:span text:style-name="T23">Misc functions:</text:span><text:span text:style-name="T23"><text:line-break/></text:span><text:span text:style-name="T23">cBareStatus (if cBare's True) returns BareStatus</text:span></text:p>
            <text:p text:style-name="P6"><text:span text:style-name="T23">cPrimeTowerLevel: returns Canon</text:span></text:p>
            <text:p text:style-name="P6"><text:span text:style-name="T23">cValueType: returns CanonValue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ponentiation Operator</text:p>
          </draw:text-box>
        </draw:frame>
        <draw:frame presentation:style-name="pr22" draw:text-style-name="P9" draw:layer="layout" svg:width="25.27cm" svg:height="15.027cm" svg:x="1.4cm" svg:y="4.037cm" presentation:class="subtitle" presentation:user-transformed="true">
          <draw:text-box>
            <text:p text:style-name="P6"><text:span text:style-name="T10">infixr 9 &lt;^</text:span></text:p>
            <text:p text:style-name="P6"><text:span text:style-name="T10"/></text:p>
            <text:p text:style-name="P6"><text:span text:style-name="T14">This must be used instead of ^. <text:s/>Internally, Haskell optimizes integral exponentiation, splitting the number into powers of two. <text:s/>5 ^ 9 would be computed 5^8 * 5^1. <text:s/>5^2 and 5^4 would be computed along the way but not part of the product.</text:span></text:p>
            <text:p text:style-name="P6"><text:span text:style-name="T14">I learned this when running a trace on my internal multipication function . <text:s/>Surprising at first but logical.</text:span><text:span text:style-name="T14"><text:line-break/></text:span><text:span text:style-name="T14"><text:line-break/></text:span><text:span text:style-name="T14">As the library accepts arbitrarily large exponents, it must not evaluate expressions in this manner.</text:span><text:span text:style-name="T14"><text:line-break/></text:span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oot (or Radical) Operator (&gt;^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nalog to the Exponentiation operator. <text:s/>This operator only works for valid integral or rational roots.</text:p>
              </text:list-header>
              <text:list-item>
                <text:p>Examples: </text:p>
                <text:p>2 &gt;^ 9 = 3<text:line-break/>(Interpret this as the square root of 9 equals 3)</text:p>
                <text:p>3 &gt;^ (343/8) = 7/2 (the cube root of 7^3 / 2^3)</text:p>
                <text:p>7 &gt;^ 9 would generate an error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operations / Arithmetic Hierarchy </text:p>
          </draw:text-box>
        </draw:frame>
        <draw:frame presentation:style-name="pr23" draw:layer="layout" svg:width="25.199cm" svg:height="12.179cm" svg:x="1.4cm" svg:y="5.014cm" presentation:class="outline" presentation:user-transformed="true">
          <draw:text-box>
            <text:p>Hyperoperations: Levels 1 through 4</text:p>
            <text:p><text:line-break/>a + b : equivalent to adding b 1's to a (finding the b-th successor)</text:p>
            <text:p>a * b : equivalent to adding “a” b times</text:p>
            <text:p>a ^ b : equivalent to multiplying “a” b times</text:p>
            <text:p>A ? b : equivalent to um, <text:span text:style-name="T24">exponenting</text:span> “a” b times</text:p>
            <text:p>This last step is called tetration. <text:s/>Now, we can really start speaking about truly massive numbers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tration (aka Power Towers)</text:p>
          </draw:text-box>
        </draw:frame>
        <draw:frame presentation:style-name="pr23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Normally, the convention is to use a double-arrow for tetration (per Donald Knuth) but I decided to create this operator: &lt;^&gt;. <text:s/>You can also call the cTetration function. <text:s/></text:p>
                <text:p>9 &lt;^&gt; 3 would be the equivalent of Ms. Devi's number earlier. Note the progression of just how fast these numbers grow:</text:p>
                <text:p><text:span text:style-name="T25">2 &lt;^&gt; 2 = 4 <text:s text:c="9"/>→ <text:s/>2 &lt;^&gt; 3 = 2 ^ 4 <text:s text:c="8"/>→ <text:s/></text:span></text:p>
                <text:p><text:span text:style-name="T25">2 &lt;^&gt; 4 = 2 ^ 16 <text:s/>→ <text:s/>2 &lt;^&gt; 5 = 2 ^ 65536 <text:s/>→</text:span><text:span text:style-name="T26"> </text:span></text:p>
                <text:p text:style-name="P3"><text:span text:style-name="T27">2 &lt;^&gt; 6 = 2 ^ (2^65536) <text:s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24" draw:layer="layout" svg:width="25.016cm" svg:height="2.719cm" svg:x="1.4cm" svg:y="0.837cm" presentation:class="title" presentation:user-transformed="true">
          <draw:text-box>
            <text:p>Pentation, Hexation ... cHyperOp.</text:p>
          </draw:text-box>
        </draw:frame>
        <draw:frame presentation:style-name="pr23" draw:layer="layout" svg:width="25.199cm" svg:height="16.51cm" svg:x="1.4cm" svg:y="3.556cm" presentation:class="outline" presentation:user-transformed="true">
          <draw:text-box>
            <text:list text:style-name="L2">
              <text:list-header>
                <text:p>cPentation:</text:p>
                <text:p>a &lt;&lt;^&gt;&gt; b: equivalent to <text:span text:style-name="T24">tetrating</text:span> “a” b times.</text:p>
                <text:p>cHexation:</text:p>
                <text:p>a &lt;&lt;&lt;^&gt;&gt;&gt; b: equivalent to <text:span text:style-name="T24">pentating</text:span> “a” b times.</text:p>
                <text:p>(Yes, the progressive scariness of the operators is intentional.)</text:p>
              </text:list-header>
            </text:list>
            <text:p text:style-name="P10"><text:span text:style-name="T28"><text:s text:c="2"/></text:span><text:span text:style-name="T28">4 &lt;&lt;^&gt;&gt; 2 evaluates to 2 ^ (2 ^ (3^3 * 19)) </text:span></text:p>
            <text:p text:style-name="P10"><text:span text:style-name="T28"><text:s text:c="23"/></text:span><text:span text:style-name="T28">= 2 ^ (2 ^ 513)</text:span></text:p>
            <text:p text:style-name="P10"><text:span text:style-name="T28"><text:s text:c="2"/></text:span><text:span text:style-name="T28">5 &lt;&lt;^&gt;&gt; 2 is displayed as 5 &lt;^&gt; 5 </text:span></text:p>
            <text:p text:style-name="P10"><text:span text:style-name="T28"><text:s text:c="2"/></text:span><text:span text:style-name="T28">Wikipedia says this has &gt; 10^(10^2814) digits!</text:span></text:p>
            <text:p text:style-name="P10"><text:span text:style-name="T29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operators</text:p>
          </draw:text-box>
        </draw:frame>
        <draw:frame presentation:style-name="pr23" draw:layer="layout" svg:width="25.199cm" svg:height="16.256cm" svg:x="1.4cm" svg:y="4.064cm" presentation:class="outline" presentation:user-transformed="true">
          <draw:text-box>
            <text:list text:style-name="L2">
              <text:list-header>
                <text:p><text:span text:style-name="T22">The operators are defined (using a logical progression) for level 4 (tetration) through level 50. <text:s/>List operations with double carets are defined through level 9</text:span></text:p>
              </text:list-header>
            </text:list>
            <text:p text:style-name="P10"><text:span text:style-name="T30">a &lt;^&gt; <text:s/>b = cTetration a b</text:span></text:p>
            <text:p text:style-name="P10"><text:span text:style-name="T30">a &lt;&lt;^&gt;&gt; <text:s/>b = cPentation a b</text:span></text:p>
            <text:p text:style-name="P10"><text:span text:style-name="T30">a &lt;&lt;&lt;^&gt;&gt;&gt; b = cHexation <text:s/>a b</text:span></text:p>
            <text:p text:style-name="P10"><text:span text:style-name="T30">a &lt;&lt;&lt;&lt;^&gt;&gt;&gt;&gt; b = cHeptation a b</text:span></text:p>
            <text:p text:style-name="P10"><text:span text:style-name="T30">a &lt;&lt;&lt;&lt;&lt;^&gt;&gt;&gt;&gt;&gt; b = cOctation <text:s/>a b</text:span></text:p>
            <text:p text:style-name="P10"><text:span text:style-name="T30">a |&lt;^&gt;| <text:s/>b = cNonation <text:s/>a b</text:span></text:p>
            <text:p><text:span text:style-name="T31">a ~^~ b = cApplyHy (makeCanon 10) [a,b] True</text:span><text:span text:style-name="T31"><text:line-break/></text:span><text:span text:style-name="T31">---</text:span><text:span text:style-name="T31"><text:line-break/></text:span><text:span text:style-name="T31">a <text:s/>~~~~|&lt;&lt;&lt;^&gt;&gt;&gt;|~~~~ <text:s/>b = cApplyHy (makeCanon 48) [a,b] True</text:span></text:p>
            <text:p text:style-name="P10"><text:span text:style-name="T31">a ~~~~|&lt;&lt;&lt;&lt;^&gt;&gt;&gt;&gt;|~~~~ b = cApplyHy (makeCanon 49) [a,b] True</text:span></text:p>
            <text:p><text:span text:style-name="T31">a ~~~~~^~~~~~ b = cApplyHy (makeCanon 50) [a,b] True</text:span><text:span text:style-name="T32"> </text:span></text:p>
            <text:p><text:span text:style-name="T33"/></text:p>
            <text:p><text:span text:style-name="T34"><text:s/></text:span><text:span text:style-name="T35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operators (continued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coding the hyper operators &gt;= level 10<text:line-break/><text:line-break/>Shorthand: <text:line-break/><text:line-break/>~ : stands for 10</text:p>
                <text:p>| : stands for 5</text:p>
                <text:p>&lt;, &gt; : stand for 1<text:line-break/><text:line-break/>Okay. <text:s/>So, there are operators that range from level 4 <text:s/>(tetration) to "level 50". <text:s/>Why stop there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 Expressions</text:p>
          </draw:text-box>
        </draw:frame>
        <draw:frame presentation:style-name="pr23" draw:layer="layout" svg:width="25.199cm" svg:height="15.66cm" svg:x="1.4cm" svg:y="3.81cm" presentation:class="outline" presentation:user-transformed="true">
          <draw:text-box>
            <text:p>In order to fully support hyper operations / expressions. <text:s/>The Canon data type mentioned earlier had to be extended to have a third constructor type HX for hyper expressions. :<text:line-break/><text:line-break/><text:span text:style-name="T36">data Canon = </text:span></text:p>
            <text:p><text:span text:style-name="T36">Bare Integer BareStatus | </text:span></text:p>
            <text:p><text:span text:style-name="T36">Can GCR_ CanonValueType | </text:span></text:p>
            <text:p><text:span text:style-name="T36">HX Canon [Canon] CanonValueType</text:span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yper Expressions (con't)</text:p>
          </draw:text-box>
        </draw:frame>
        <draw:frame presentation:style-name="pr25" draw:layer="layout" svg:width="25.524cm" svg:height="15.215cm" svg:x="1.4cm" svg:y="4.343cm">
          <draw:text-box>
            <text:p><text:span text:style-name="T37">The 1</text:span><text:span text:style-name="T38">st</text:span><text:span text:style-name="T37"> parameter for the HX constructor is the level of hyperoperation. (The 2</text:span><text:span text:style-name="T38">nd</text:span><text:span text:style-name="T37"> is the list of subexpressions). <text:s/></text:span><text:span text:style-name="T37"><text:line-break/></text:span><text:span text:style-name="T37"><text:line-break/></text:span><text:span text:style-name="T37">We have discussed levels 4 through 50 but the library also allows for sums, products (levels 1 and 2 resp.) <text:s text:c="2"/>Note: There is no special operator for hyper sums and hyper products.</text:span><text:span text:style-name="T37"><text:line-break/></text:span><text:span text:style-name="T37"><text:line-break/></text:span><text:span text:style-name="T37">Using the cApplyHy function, you can also go beyond 50 to an arbitrarily large number like googol or <text:s/>3 &lt;&lt;&lt;^&gt;&gt;&gt; 5 (3 hexated to 5). <text:s/>More about that later.</text:span><text:span text:style-name="T39"><text:line-break/></text:span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yper Expressions - Integers Only</text:p>
          </draw:text-box>
        </draw:frame>
        <draw:frame presentation:style-name="pr23" draw:text-style-name="P11" draw:layer="layout" svg:width="25.199cm" svg:height="12.179cm" svg:x="1.4cm" svg:y="4.914cm" presentation:class="outline" presentation:user-transformed="true">
          <draw:text-box>
            <text:p><text:span text:style-name="T37">Note: At this time, only integral hyper expressions are allowed (at least that use the HX constructor) **.</text:span><text:span text:style-name="T37"><text:line-break/></text:span><text:span text:style-name="T37"><text:line-break/></text:span><text:span text:style-name="T37">Perhaps, in a future version, the library will be extended.</text:span><text:span text:style-name="T37"><text:line-break/></text:span><text:span text:style-name="T37"><text:line-break/></text:span><text:span text:style-name="T37">** Fine Print: internally, it's possible to convert lower levels of tetration to power towers and have them be part of a denominator in a quotient. <text:s/>This was a feature in the old library before its hyper makeover that was grandfathered in a limited way.</text:span><text:span text:style-name="T37"><text:line-break/></text:span><text:span text:style-name="T3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gative Hyperexpressions</text:p>
          </draw:text-box>
        </draw:frame>
        <draw:frame presentation:style-name="pr23" draw:text-style-name="P11" draw:layer="layout" svg:width="25.199cm" svg:height="12.179cm" svg:x="1.3cm" svg:y="4.914cm" presentation:class="outline" presentation:user-transformed="true">
          <draw:text-box>
            <text:list text:style-name="L2">
              <text:list-header>
                <text:p><text:span text:style-name="T21">Internally, only hyper products can be negative. <text:s/></text:span><text:span text:style-name="T21"><text:line-break/></text:span><text:span text:style-name="T21"><text:line-break/></text:span><text:span text:style-name="T21">This is a design decision to quickly determine if an expression is negative or not. <text:s/>Only a Bare or Canonical term in the hyper product can be negative. <text:s/></text:span><text:span text:style-name="T21"><text:line-break/></text:span><text:span text:style-name="T21"><text:line-break/></text:span><text:span text:style-name="T21">Side Note: If a hyperproduct has a non-hyper term, it is kept at the front of the list. <text:s/>Generally, sums are sorted from the largest to the smallest. <text:s/>Order matters beyond multiplication so we do not alter the order. </text:span><text:span text:style-name="T21"><text:line-break/></text:span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gative Hyperexpressions (con't)</text:p>
          </draw:text-box>
        </draw:frame>
        <draw:frame presentation:style-name="pr23" draw:layer="layout" svg:width="25.778cm" svg:height="15.306cm" svg:x="1.4cm" svg:y="5.014cm" presentation:class="outline" presentation:user-transformed="true">
          <draw:text-box>
            <text:p><text:span text:style-name="T21">What about negative sums? <text:s/>They are converted to a product of -1 and the negation of the addends.</text:span><text:span text:style-name="T21"><text:line-break/></text:span><text:span text:style-name="T21"><text:line-break/></text:span><text:span text:style-name="T21">e.g.: 1 - 7 &lt;^&gt; 4 :=&gt; -1 * (7 &lt;^&gt; 4 - 1)</text:span><text:span text:style-name="T21"><text:line-break/></text:span><text:span text:style-name="T21"><text:line-break/></text:span><text:span text:style-name="T21">The base of an exponential hyper expression may be negative but it is factored out (or elided).</text:span><text:span text:style-name="T21"><text:line-break/></text:span><text:span text:style-name="T37">(-7) &lt;^ (11 &lt;^&gt; 11) <text:s/>=&gt; -1 * 7 ^ (11 &lt;^&gt; 11)</text:span><text:span text:style-name="T37"><text:line-break/></text:span><text:span text:style-name="T37">(-2) &lt;^ (2 &lt;&lt;&lt;^&gt;&gt;&gt; 7) =&gt; 2 ^ (2 &lt;&lt;&lt;^&gt;&gt;&gt; 7)</text:span><text:span text:style-name="T21"><text:line-break/></text:span><text:span text:style-name="T21"><text:line-break/></text:span><text:span text:style-name="T21">Negative bases in tetration expressions and bases are not allowed (because, long story short, they would not be integral). <text:s/>Similarly, no negatives are allowed beyond the base for exponential express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yperSum / cHyperProd</text:p>
          </draw:text-box>
        </draw:frame>
        <draw:frame presentation:style-name="pr23" draw:layer="layout" svg:width="25.199cm" svg:height="12.179cm" svg:x="1.4cm" svg:y="4.914cm" presentation:class="outline">
          <draw:text-box>
            <text:list text:style-name="L2">
              <text:list-header>
                <text:p>The library exposes these Boolean functions to query hyper expressions.<text:line-break/><text:line-break/>Internally, a negative sum is stored as a product. <text:s/>The cHyperSum function will return for such a sum.<text:line-break/><text:line-break/>cHyperProd will not return true for these "contrived" product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amples of Hyper sums and product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 + 3 &lt;&lt;^&gt;&gt; 5</text:p>
                <text:p/>
                <text:p>7 &lt;^&gt; 5 + 7 &lt;&lt;^&gt;&gt; 5<text:line-break/></text:p>
                <text:p>7 &lt;^&gt; 5 * 3 &lt;^&gt; (7 &lt;&lt;^&gt;&gt; 7) <text:line-break/><text:line-break/>Note: the parenthesis are optional here. <text:s/>These higher operators all have the same maximal precedence.<text:line-break/>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toffs and Limitations</text:p>
          </draw:text-box>
        </draw:frame>
        <draw:frame presentation:style-name="pr23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40">No Bare numbers are larger than a hyper expression</text:span><text:span text:style-name="T40"><text:line-break/></text:span><text:span text:style-name="T40"><text:line-break/></text:span><text:span text:style-name="T40">"The Event Horizon"</text:span><text:span text:style-name="T40"><text:line-break/></text:span><text:span text:style-name="T40"><text:line-break/></text:span><text:span text:style-name="T40">Level 6 : Beyond hexation, comparisons get easier.</text:span><text:span text:style-name="T40"><text:line-break/></text:span><text:span text:style-name="T40"><text:line-break/></text:span><text:span text:style-name="T40">Level 100 : This is the cutoff for delving into the expression where the base level. <text:s/>Most arithmetic functions will return an error but some like the gcd will find nothing in common even if the base is the same.</text:span><text:span text:style-name="T40"><text:line-break/></text:span><text:span text:style-name="T40"><text:line-break/></text:span><text:span text:style-name="T40">Challenges abound when trying to skim the surface vs. delving into the expressio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rouping and Simple Algebra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en using the basic operators, simple grouping is performed for sums and products.<text:line-break/><text:line-break/><text:span text:style-name="T21">7 &lt;^&gt; 5 + 7 &lt;^&gt; 5 </text:span><text:span text:style-name="T21"><text:line-break/></text:span><text:span text:style-name="T41">=&gt;</text:span><text:span text:style-name="T21"> 2 * 7 &lt;^&gt; 5</text:span><text:span text:style-name="T21"><text:line-break/></text:span><text:span text:style-name="T21"><text:line-break/></text:span><text:span text:style-name="T37">(7 &lt;&lt;^&gt;&gt; 5) &lt;^ 2 * 7 &lt;&lt;^&gt;&gt; 5 </text:span></text:p>
                <text:p><text:span text:style-name="T42">=&gt;</text:span><text:span text:style-name="T37"> (7 &lt;&lt;^&gt;&gt; 5) &lt;^ 3</text:span><text:span text:style-name="T37"><text:line-break/></text:span><text:span text:style-name="T37"><text:line-break/></text:span><text:span text:style-name="T37">11 ~~~~^~~~~ 17 - 11 ~~~~^~~~~ 17 + 3</text:span><text:span text:style-name="T37"><text:line-break/></text:span><text:span text:style-name="T42">=&gt;</text:span><text:span text:style-name="T37"> 3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26" draw:layer="layout" svg:width="25.199cm" svg:height="5.209cm" svg:x="1.4cm" svg:y="-0.014cm" presentation:class="title" presentation:user-transformed="true">
          <draw:text-box>
            <text:p>Identities for Simplifying Hyperexpressions<text:line-break/>.</text:p>
          </draw:text-box>
        </draw:frame>
        <draw:frame presentation:style-name="pr23" draw:text-style-name="P11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21">H is the level of hyperoperation. <text:s/>Consider it an infix operator.</text:span><text:span text:style-name="T21"><text:line-break/></text:span><text:span text:style-name="T21"/></text:p>
                <text:p><text:span text:style-name="T41">Demotion Identity</text:span><text:span text:style-name="T21">: x (H) 2 = x (H-1) x</text:span></text:p>
                <text:p><text:span text:style-name="T21">Simple: 3 * 2 = 3 + 3</text:span></text:p>
                <text:p><text:span text:style-name="T21">Hyper: 3 &lt;&lt;^&gt;&gt; 2 <text:s/></text:span><text:span text:style-name="T41">=&gt;</text:span><text:span text:style-name="T21"> <text:s/>3 &lt;^&gt; 3</text:span></text:p>
                <text:p><text:span text:style-name="T21"><text:line-break/></text:span><text:span text:style-name="T41">Upgrade Chain Identity</text:span><text:span text:style-name="T21">: x (H-1) (x (H) y) = x (H) (y+1) </text:span></text:p>
                <text:p><text:span text:style-name="T21">Regular: 3 + 3*7 = 3 * (7 + 1) = 3 * 8</text:span></text:p>
                <text:p><text:span text:style-name="T21">Hyper: 3 &lt;^&gt; (3 &lt;&lt;^&gt;&gt; 7)</text:span><text:span text:style-name="T41"> <text:s text:c="2"/>=&gt;</text:span><text:span text:style-name="T21"> <text:s text:c="2"/>3 &lt;&lt;^&gt;&gt; 8</text:span><text:span text:style-name="T21"><text:line-break/></text:span><text:span text:style-name="T21"><text:line-break/></text:span><text:span text:style-name="T21">The right hand hyper exprs are how they are actually stored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26" draw:layer="layout" svg:width="25.199cm" svg:height="5.209cm" svg:x="1.4cm" svg:y="-0.014cm" presentation:class="title" presentation:user-transformed="true">
          <draw:text-box>
            <text:p>Identities for Simplifying Hyperexpressions (con't)<text:line-break/>.</text:p>
          </draw:text-box>
        </draw:frame>
        <draw:frame presentation:style-name="pr23" draw:layer="layout" svg:width="25.27cm" svg:height="15.76cm" svg:x="1.4cm" svg:y="4.814cm" presentation:class="outline" presentation:user-transformed="true">
          <draw:text-box>
            <text:list text:style-name="L2">
              <text:list-header>
                <text:p><text:span text:style-name="T43">Promotion Identity:</text:span><text:span text:style-name="T23"> x (H) (x (H) x) = x (H+1) 3</text:span><text:span text:style-name="T23"><text:line-break/></text:span><text:span text:style-name="T23"><text:line-break/></text:span><text:span text:style-name="T23">(1 + 3&lt;^&gt;5) &lt;^ ((1 + 3&lt;^&gt;5) &lt;^ (1 + 3&lt;^&gt;5)) <text:s/></text:span></text:p>
                <text:p><text:span text:style-name="T43">=&gt;</text:span><text:span text:style-name="T23"> <text:s/>(3 &lt;^&gt; 5 + 1) &lt;^&gt; 3 </text:span><text:span text:style-name="T23"><text:line-break/></text:span><text:span text:style-name="T23"/></text:p>
                <text:p><text:span text:style-name="T43">Flattening Example</text:span><text:span text:style-name="T23">: (this would be treated as a single hyper expression with length 3):</text:span><text:span text:style-name="T23"><text:line-break/></text:span><text:span text:style-name="T23">11 &lt;^&gt; (12 &lt;^&gt; 13) <text:s text:c="2"/></text:span><text:span text:style-name="T43">=&gt; <text:s/></text:span><text:span text:style-name="T23"><text:s/>11 &lt;^&gt; 12 &lt;^&gt; 13</text:span><text:span text:style-name="T23"><text:line-break/></text:span><text:span text:style-name="T23"><text:line-break/></text:span><text:span text:style-name="T23">Note: This is not the same as (the much smaller expression): (11 &lt;^&gt; 12) &lt;^&gt; 13</text:span></text:p>
                <text:p><text:span text:style-name="T23">This can only be applied when a nested expression of the same hyperoperation is the last member of the list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ithmetic Functions for Hyper Express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s much as possible, I wanted to treat these hyper expressions as "first class numbers". <text:s/>That means being able to compare them accurately (which turns out to be quite a complex problem).<text:line-break/><text:line-break/>As this is an extension of the old Canonical library, I needed to extend support as much as possible to functions like the gcd, lcm and divisor related functions.<text:line-break/><text:line-break/>This meant confronting "the tail"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ail</text:p>
          </draw:text-box>
        </draw:frame>
        <draw:frame presentation:style-name="pr23" draw:text-style-name="P11" draw:layer="layout" svg:width="24.691cm" svg:height="14.986cm" svg:x="1.471cm" svg:y="4.826cm" presentation:class="outline" presentation:user-transformed="true">
          <draw:text-box draw:corner-radius="4.814cm">
            <text:list text:style-name="L2">
              <text:list-header>
                <text:p><text:span text:style-name="T21">To accurately do things like get the number of divisors of a hyper expression we need to convert expressions to "canonical form". <text:s/>There is an exposed function called cQuasiCanonize which will create the tail for each prime factor or "base sum". <text:s/></text:span><text:span text:style-name="T21"><text:line-break/></text:span><text:span text:style-name="T21"><text:line-break/></text:span><text:span text:style-name="T21">Tetration is pretty painless.</text:span><text:span text:style-name="T21"><text:line-break/></text:span><text:span text:style-name="T21">x &lt;^&gt; n</text:span><text:span text:style-name="T41"> =&gt;</text:span><text:span text:style-name="T21"> x ^ (x &lt;^&gt; (n-1))</text:span><text:span text:style-name="T21"><text:line-break/></text:span><text:span text:style-name="T21"><text:line-break/></text:span><text:span text:style-name="T21">Pentation is starting to look pretty ugly.</text:span><text:span text:style-name="T21"><text:line-break/></text:span><text:span text:style-name="T21">x &lt;&lt;^&gt;&gt; n </text:span><text:span text:style-name="T41">=&gt;</text:span><text:span text:style-name="T21"> x &lt;^&gt; (x &lt;&lt;^&gt;&gt; n -1) </text:span><text:span text:style-name="T41">=&gt;</text:span><text:span text:style-name="T21"> x ^ (x &lt;^&gt; (x &lt;&lt;^&gt;&gt; n -1) -1)</text:span><text:span text:style-name="T21"><text:line-break/></text:span><text:span text:style-name="T21"><text:line-break/></text:span><text:span text:style-name="T21">Note: There may be multiple tails for a given "base". <text:s/>They are split by prime factor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ail (con't)</text:p>
          </draw:text-box>
        </draw:frame>
        <draw:frame presentation:style-name="pr23" draw:text-style-name="P13" draw:layer="layout" svg:width="25.199cm" svg:height="12.179cm" svg:x="1.4cm" svg:y="4.585cm" presentation:class="outline" presentation:user-transformed="true">
          <draw:text-box>
            <text:list text:style-name="L2">
              <text:list-header>
                <text:p><text:span text:style-name="T23">Hexation:</text:span></text:p>
                <text:p><text:span text:style-name="T22">x &lt;&lt;&lt;^&gt;&gt;&gt; n = x ^ (x &lt;^&gt; (x &lt;&lt;^&gt;&gt; (x &lt;&lt;&lt;^&gt;&gt;&gt; (n-1) - 1) - 1))</text:span><text:span text:style-name="T23"><text:line-break/></text:span><text:span text:style-name="T23"><text:line-break/></text:span><text:span text:style-name="T23">Septation :</text:span><text:span text:style-name="T23"><text:line-break/></text:span><text:span text:style-name="T23"><text:line-break/></text:span><text:span text:style-name="T22">x &lt;&lt;&lt;&lt;^&gt;&gt;&gt;&gt; n = </text:span><text:span text:style-name="T22"><text:line-break/></text:span><text:span text:style-name="T22">x &lt;^ (x &lt;^&gt; (x &lt;&lt;^&gt;&gt; (x &lt;&lt;&lt;^&gt;&gt;&gt; (x &lt;&lt;&lt;&lt;^&gt;&gt;&gt;&gt; (n-1) - 1) - 1) - 1))</text:span></text:p>
                <text:p><text:span text:style-name="T23"><text:line-break/></text:span><text:span text:style-name="T23">Level 83: (It's beyond 50 so we need a function call)</text:span><text:span text:style-name="T23"><text:line-break/></text:span><text:span text:style-name="T23"><text:line-break/></text:span><text:span text:style-name="T36">cApplyHy (makeCanon 83) [5,7] True</text:span><text:span text:style-name="T23"> = ?</text:span><text:span text:style-name="T23"><text:line-break/></text:span><text:span text:style-name="T23"><text:line-break/></text:span><text:span text:style-name="T23">WAIT FOR I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ail (con't)</text:p>
          </draw:text-box>
        </draw:frame>
        <draw:frame presentation:style-name="pr23" draw:text-style-name="P14" draw:layer="layout" svg:width="25.199cm" svg:height="12.179cm" svg:x="1.4cm" svg:y="4.914cm" presentation:class="outline">
          <draw:text-box>
            <text:p text:style-name="P10"><text:span text:style-name="T44">= 5 ^ {5 &lt;^&gt; {5 &lt;&lt;^&gt;&gt; {5 &lt;&lt;&lt;^&gt;&gt;&gt; {5 &lt;&lt;&lt;&lt;^&gt;&gt;&gt;&gt; {5 &lt;&lt;&lt;&lt;&lt;^&gt;&gt;&gt;&gt;&gt; {5 |&lt;^&gt;| {5 ~^~ {5 ~&lt;^&gt;~ {5 ~&lt;&lt;^&gt;&gt;~ {5 ~&lt;&lt;&lt;^&gt;&gt;&gt;~ {5 ~&lt;&lt;&lt;&lt;^&gt;&gt;&gt;&gt;~ {5 ~|^|~ {5 ~|&lt;^&gt;|~ {5 ~|&lt;&lt;^&gt;&gt;|~ {5 ~|&lt;&lt;&lt;^&gt;&gt;&gt;|~ {5 ~|&lt;&lt;&lt;&lt;^&gt;&gt;&gt;&gt;|~ {5 ~~^~~ {5 ~~&lt;^&gt;~~ {5 ~~&lt;&lt;^&gt;&gt;~~ {5 ~~&lt;&lt;&lt;^&gt;&gt;&gt;~~ {5 ~~&lt;&lt;&lt;&lt;^&gt;&gt;&gt;&gt;~~ {5 ~~|^|~~ {5 ~~|&lt;^&gt;|~~ {5 ~~|&lt;&lt;^&gt;&gt;|~~ {5 ~~|&lt;&lt;&lt;^&gt;&gt;&gt;|~~ {5 ~~|&lt;&lt;&lt;&lt;^&gt;&gt;&gt;&gt;|~~ {5 ~~~^~~~ {5 ~~~&lt;^&gt;~~~ {5 ~~~&lt;&lt;^&gt;&gt;~~~ {5 ~~~&lt;&lt;&lt;^&gt;&gt;&gt;~~~ {5 ~~~&lt;&lt;&lt;&lt;^&gt;&gt;&gt;&gt;~~~ {5 ~~~|^|~~~ {5 ~~~|&lt;^&gt;|~~~ {5 ~~~|&lt;&lt;^&gt;&gt;|~~~ {5 ~~~|&lt;&lt;&lt;^&gt;&gt;&gt;|~~~ {5 ~~~|&lt;&lt;&lt;&lt;^&gt;&gt;&gt;&gt;|~~~ {5 ~~~~^~~~~ {5 ~~~~&lt;^&gt;~~~~ {5 ~~~~&lt;&lt;^&gt;&gt;~~~~ {5 ~~~~&lt;&lt;&lt;^&gt;&gt;&gt;~~~~ {5 ~~~~&lt;&lt;&lt;&lt;^&gt;&gt;&gt;&gt;~~~~ {5 ~~~~|^|~~~~ {5 ~~~~|&lt;^&gt;|~~~~ {5 ~~~~|&lt;&lt;^&gt;&gt;|~~~~ {5 ~~~~|&lt;&lt;&lt;^&gt;&gt;&gt;|~~~~ {5 ~~~~|&lt;&lt;&lt;&lt;^&gt;&gt;&gt;&gt;|~~~~ {5 ~~~~~^~~~~~ {5 &lt;H(3 * 17)&gt; {5 &lt;H(2^2 * 13)&gt; {5 &lt;H(53)&gt; {5 &lt;H(2 * 3^3)&gt; {5 &lt;H(5 * 11)&gt; {5 &lt;H(2^3 * 7)&gt; {5 &lt;H(3 * 19)&gt; {5 &lt;H(2 * 29)&gt; {5 &lt;H(59)&gt; {5 &lt;H(2^2 * 3 * 5)&gt; {5 &lt;H(61)&gt; {5 &lt;H(2 * 31)&gt; {5 &lt;H(3^2 * 7)&gt; {5 &lt;H(2 ^ (2 * 3))&gt; {5 &lt;H(5 * 13)&gt; {5 &lt;H(2 * 3 * 11)&gt; {5 &lt;H(67)&gt; {5 &lt;H(2^2 * 17)&gt; {5 &lt;H(3 * 23)&gt; {5 &lt;H(2 * 5 * 7)&gt; {5 &lt;H(71)&gt; {5 &lt;H(2^3 * 3^2)&gt; {5 &lt;H(73)&gt; {5 &lt;H(2 * 37)&gt; {5 &lt;H(3 * 5^2)&gt; {5 &lt;H(2^2 * 19)&gt; {5 &lt;H(7 * 11)&gt; {5 &lt;H(2 * 3 * 13)&gt; {5 &lt;H(79)&gt; {5 &lt;H(2 &lt;^&gt; 3 * 5)&gt; {5 &lt;H(3 ^ (2^2))&gt; {5 &lt;H(2 * 41)&gt; {5 &lt;H(83)&gt; (2 * 3)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}</text:span><text:span text:style-name="T44"><text:line-break/></text:span><text:span text:style-name="T44"><text:line-break/></text:span><text:span text:style-name="T45">YUCK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ming The Tail</text:p>
          </draw:text-box>
        </draw:frame>
        <draw:frame presentation:style-name="pr23" draw:text-style-name="P12" draw:layer="layout" svg:width="25.199cm" svg:height="12.179cm" svg:x="1.4cm" svg:y="4.914cm" presentation:class="outline">
          <draw:text-box>
            <text:list text:style-name="L2">
              <text:list-header>
                <text:p text:style-name="P12"><text:span text:style-name="T40">Utility functions:</text:span></text:p>
                <text:p text:style-name="P12"><text:span text:style-name="T40">cHyperize: This function will take any "tail", split across different bases, arbitrarily nested, what have you and clean up the tail. <text:s text:c="5"/></text:span></text:p>
                <text:p text:style-name="P12"><text:span text:style-name="T40">cCleanup = cHyperize . cQuasiCanonize</text:span><text:span text:style-name="T40"><text:line-break/></text:span><text:span text:style-name="T40"><text:line-break/></text:span><text:span text:style-name="T46">cCleanupAsNumDenPair: Consider the situation where you divide a large hyper expression by a smaller one and they have the same base. <text:s text:c="2"/>The result is still integral but there are possibly two different "tails" (positive and negative). <text:s/>Super Yuck! </text:span><text:span text:style-name="T46"><text:line-break/></text:span><text:span text:style-name="T46">This function will represent the expression as a pair: (numerator, denominator).</text:span><text:span text:style-name="T40"><text:line-break/></text:span><text:span text:style-name="T40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ing hyper express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0">This turned out to be much more challenging than I expected. <text:s/></text:span></text:p>
                <text:p><text:span text:style-name="T40">Different techniques used:</text:span></text:p>
              </text:list-header>
              <text:list-item>
                <text:p><text:span text:style-name="T40">"Super Log"</text:span></text:p>
              </text:list-item>
              <text:list-item>
                <text:p><text:span text:style-name="T40">Domination (for exponentiation and beyond)</text:span></text:p>
              </text:list-item>
              <text:list-item>
                <text:p><text:span text:style-name="T40">Subexpression domination</text:span></text:p>
              </text:list-item>
              <text:list-item>
                <text:p><text:span text:style-name="T40">Maximum hyperoperation</text:span></text:p>
              </text:list-item>
              <text:list-item>
                <text:p><text:span text:style-name="T40">Common term elimination</text:span></text:p>
              </text:list-item>
              <text:list-item>
                <text:p><text:span text:style-name="T40">Last term in tail (hexation and beyond)</text:span><text:span text:style-name="T40"><text:line-break/></text:span><text:span text:style-name="T40"><text:line-break/></text:span><text:span text:style-name="T40">The ordering of these techniques is key to an accurate comparison.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SuperLog function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One helpful insight was the idea of mulit-level or "super" log. <text:s/>In the meantime, I have learned that there is a similar concept called an iterated log.<text:line-break/><text:line-break/>Conceptually, I'm creating a power tower of 10s with a final floating "mantissa" term at the end of the tower. <text:s/>The mantissa is &lt;= 10.0.</text:p>
              </text:list-header>
            </text:list>
            <text:p><text:span text:style-name="T4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uperLog Interpretation and Examples</text:p>
          </draw:text-box>
        </draw:frame>
        <draw:frame presentation:style-name="pr23" draw:text-style-name="P15" draw:layer="layout" svg:width="25.199cm" svg:height="12.179cm" svg:x="1.6cm" svg:y="4.914cm" presentation:class="outline" presentation:user-transformed="true">
          <draw:text-box>
            <text:p><text:span text:style-name="T48">Level : Interpretation **</text:span></text:p>
            <text:p><text:span text:style-name="T48">0 : The "mantissa" is the number itself</text:span></text:p>
            <text:p><text:span text:style-name="T48"><text:line-break/></text:span><text:span text:style-name="T48">1 : The ceiling of the mantissa is the number of digits in x. </text:span></text:p>
            <text:p><text:span text:style-name="T48"><text:s text:c="5"/></text:span><text:span text:style-name="T48">(e.g. fst $ cSuperLog 3454 =&gt; (1,3.53...) (4 digits)</text:span></text:p>
            <text:p><text:span text:style-name="T48">2 : The ceiling of the mantissa is the number of digits in the number of digits</text:span></text:p>
            <text:p><text:span text:style-name="T48"><text:s text:c="5"/></text:span><text:span text:style-name="T48">(e.g. 9 &lt;^&gt; 3 is approximately 10 ^ 10 ^ 8.567841344487361)</text:span></text:p>
            <text:p><text:span text:style-name="T48">3 : The ceiling of the mantissa is the "nd" in the "nd" of the "nd".</text:span><text:span text:style-name="T48"><text:line-break/></text:span><text:span text:style-name="T48"><text:line-break/></text:span><text:span text:style-name="T48">** When the base is 10 itself, there's a bit of rounding error down. <text:s/>Not a huge concern as long as the function is well-order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ing cSuperLog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p><text:span text:style-name="T48">For pentation and beyond, the level is computed as the power tower height minus an offset based on the log base 10 of the base. <text:s text:c="2"/>The level may well be a hyper expression and may be fed back in to the comparison logic. <text:s/></text:span></text:p>
            <text:p><text:span text:style-name="T48">Computing the "super log" of products and sums, etc. <text:s/>is a pretty subtle process. <text:s/>Beyond a certain point, the super log of a sum or product can be just the super log of the maximum term. <text:s/>One can delve into the code to investigate further.</text:span></text:p>
            <text:p><text:span text:style-name="T48">Of course, this is an estimate. <text:s/>Equal level and mantissa between two "numbers" does not guarantee equality. <text:s/>Conversely, there is a super log comparison function that can indicate equality but that is within an defined epsilon for the mantissa (when levels match).</text:span><text:span text:style-name="T48"><text:line-break/></text:span><text:span text:style-name="T48"><text:line-break/></text:span><text:span text:style-name="T48">When actually testing for equality, common terms need to be eliminated first and the set of bases must be equal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Simple) Domination</text:p>
          </draw:text-box>
        </draw:frame>
        <draw:frame presentation:style-name="pr23" draw:layer="layout" svg:width="25.199cm" svg:height="12.179cm" svg:x="1.4cm" svg:y="4.914cm" presentation:class="outline">
          <draw:text-box>
            <text:list text:style-name="L2">
              <text:list-header>
                <text:p>(Simple) domination can be checked quickly and easily. </text:p>
                <text:p>Say you have two tetration towers:</text:p>
                <text:p>a) 3 &lt;^&gt; 5 &lt;^&gt; 7 and b) 5 &lt;^&gt; 11 &lt;^&gt; <text:s/>13<text:line-break/><text:line-break/>If you compare each term in "b" to each term in "a". <text:s/>b's terms are always greater (or equal than a's terms) so clearly b "dominates" a and so b &gt; a. <text:s/>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expression Domination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f a is smaller than any subexpression of b, then b must be smaller than b. <text:s/>Note: At this point in the code, a and b are positive and common terms have been removed.<text:line-break/><text:line-break/>For instance, we would not use "sd" when comparing:</text:p>
                <text:p>7 &lt;&lt;&lt;^&gt;&gt;&gt; 7 <text:s/>and (7 &lt;&lt;&lt;^&gt;&gt;&gt; 7 - 5 &lt;^&gt; 6)<text:line-break/>We would have eliminated the 7 term and already compared:</text:p>
                <text:p>5 &lt;^&gt; 6 to 0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bitrary Hyperoperations</text:p>
          </draw:text-box>
        </draw:frame>
        <draw:frame presentation:style-name="pr23" draw:text-style-name="P16" draw:layer="layout" svg:width="25.199cm" svg:height="12.179cm" svg:x="1.4cm" svg:y="4.914cm" presentation:class="outline" presentation:user-transformed="true">
          <draw:text-box>
            <text:p text:style-name="P10"><text:span text:style-name="T49">cApplyHy :: Canon -&gt; [Canon] -&gt; Bool -&gt; Canon</text:span><text:span text:style-name="T49"><text:line-break/></text:span><text:span text:style-name="T49"><text:line-break/></text:span><text:span text:style-name="T49">The cApplyHy function takes a hyperoperation and a list of "Canons" and attempts to create a hyper expression. </text:span></text:p>
            <text:p text:style-name="P10"><text:span text:style-name="T49">The level of hyperoperation must be greater than or equal to zero and integral. <text:s/>At this time, the canons in the list must all be greater &gt;= 0 and integral. <text:s text:c="2"/></text:span></text:p>
            <text:p text:style-name="P10"><text:span text:style-name="T49">When the third term is True, it flags a null list as a fatal error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how Mode and What am I looking at?</text:p>
          </draw:text-box>
        </draw:frame>
        <draw:frame presentation:style-name="pr23" draw:layer="layout" svg:width="25.27cm" svg:height="15.052cm" svg:x="1.4cm" svg:y="5.014cm" presentation:class="outline" presentation:user-transformed="true">
          <draw:text-box>
            <text:list text:style-name="L2">
              <text:list-header>
                <text:p><text:span text:style-name="T21">By default, nested hyperexpressions (specifically using the HX constructor) will be displayed in curly braces and with small terms canonically factored: {}</text:span></text:p>
                <text:p><text:span text:style-name="T22">(1 + 2 &lt;^&gt; 6) &lt;^ (3 &lt;&lt;^&gt;&gt; 5) </text:span><text:span text:style-name="T50">=&gt;</text:span><text:span text:style-name="T22"> </text:span><text:span text:style-name="T49">{2 &lt;^&gt; (2 * 3) + 1} ^ {3 &lt;&lt;^&gt;&gt; 5}</text:span></text:p>
                <text:p><text:span text:style-name="T22">More complex example: </text:span></text:p>
                <text:p><text:span text:style-name="T22">cApplyHy (makeCanon 21) [64, 2310] True</text:span></text:p>
                <text:p><text:span text:style-name="T49">(2 ^ (2 * 3)) ~~&lt;^&gt;~~ (2 * 3 * 5 * 7 * 11)</text:span></text:p>
                <text:p><text:span text:style-name="T22">There are multiple variations detailed in the documentation. <text:s/>For brevity, you can use the function: cShowAsCodeUnf which will "unfactor" the terms and show the expression as "code". <text:s/>A simple hack for copying and pasting.</text:span><text:span text:style-name="T22"><text:line-break/></text:span><text:span text:style-name="T22"><text:line-break/></text:span><text:span text:style-name="T22">The above function returns: </text:span><text:span text:style-name="T49">"64 ~~&lt;^&gt;~~ 2310"</text:span><text:span text:style-name="T22"> </text:span></text:p>
              </text:list-header>
            </text:list>
            <text:p text:style-name="P10"><text:span text:style-name="T5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ecial Funct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 2018, I was speaking to someone at the New York Haskell Users Meetup about this library. He asked me about if this library for "massive numbers" could handle Graham's number. <text:s text:c="2"/>It could not and I was rather charginned.<text:line-break/><text:line-break/>I created a SpecialFunctions module that defines that as well as functions by Moser<text:line-break/>Ackermann, Conway(&amp; Guy) and Donald Knuth.<text:line-break/><text:line-break/>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raham's Number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p text:style-name="P10"><text:span text:style-name="T52">Graham's number for years was the largest number used in a serious mathematical proof. <text:s/>Martin Gardener of Scientific American fame popularized it in 1977. <text:s/>It's an upper bound related to coloring the vertexes of a hypercube. <text:s/>It stems a branch of math called Ramsey Theory which to this layman reads like a marriage between combinatorics and graph theory.</text:span><text:span text:style-name="T52"><text:line-break/></text:span><text:span text:style-name="T52"><text:line-break/></text:span><text:span text:style-name="T52">This is the stripped-down the code from the SpecialFunctions.hs file.</text:span></text:p>
            <text:p text:style-name="P10"><text:span text:style-name="T52">grahamsNumber = grahamFunc 64</text:span></text:p>
            <text:p text:style-name="P10"><text:span text:style-name="T52">grahamFunc = genGrahamFunc c3</text:span></text:p>
            <text:p text:style-name="P10"><text:span text:style-name="T52">genGrahamFunc c n </text:span><text:span text:style-name="T52"><text:line-break/></text:span><text:span text:style-name="T52"> <text:s/>| n &gt; 1 = cApplyHO (genGrahamFunc c (n -1)) [c,c] True -- recursively defined</text:span></text:p>
            <text:p text:style-name="P10"><text:span text:style-name="T52"><text:s text:c="2"/></text:span><text:span text:style-name="T52">| otherwise = c &lt;&lt;&lt;^&gt;&gt;&gt; c -- Hexation or 4 arrows</text:span><text:span text:style-name="T52"><text:line-break/></text:span><text:span text:style-name="T52"><text:line-break/></text:span><text:span text:style-name="T52"><text:a xlink:href="https://en.wikipedia.org/wiki/Graham's_number">https://en.wikipedia.org/wiki/Graham%27s_number</text:a></text:span></text:p>
            <text:p text:style-name="P10"><text:span text:style-name="T53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way Chain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2">This notation was created by John Conway to represent extremely massive numbers.</text:span><text:span text:style-name="T22"><text:line-break/></text:span><text:span text:style-name="T22"><text:line-break/></text:span><text:span text:style-name="T22">n = n</text:span><text:span text:style-name="T22"><text:line-break/></text:span><text:span text:style-name="T22"><text:line-break/></text:span><text:span text:style-name="T22">x → y = x ^ y</text:span></text:p>
                <text:p><text:span text:style-name="T22">1 → (any chained expression) = 1</text:span><text:span text:style-name="T22"><text:line-break/></text:span><text:span text:style-name="T22"><text:line-break/></text:span><text:span text:style-name="T22">p -&gt; q -&gt; r = HX (r + 2) [p, q] IntC </text:span></text:p>
                <text:p><text:span text:style-name="T22">(e.g. 5 -&gt; 7 -&gt; 4 =&gt; 5 &lt;&lt;&lt;^&gt;&gt;&gt; 7 (hexation)</text:span><text:span text:style-name="T22"><text:line-break/></text:span><text:span text:style-name="T22"><text:line-break/></text:span><text:span text:style-name="T22">Graham's Number was shown to be between </text:span><text:span text:style-name="T22"><text:line-break/></text:span><text:span text:style-name="T22">4 → 2 → 8 → 2 and 2 → 3 → 9 → 2 </text:span><text:span text:style-name="T22"><text:line-break/></text:span><text:span text:style-name="T22"><text:line-break/></text:span><text:span text:style-name="T22"><text:a xlink:href="https://en.wikipedia.org/wiki/Conway_chained_arrow_notation">https://en.wikipedia.org/wiki/Conway_chained_arrow_notation</text:a></text:span><text:span text:style-name="T22"><text:line-break/></text:span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ckermann functions</text:p>
          </draw:text-box>
        </draw:frame>
        <draw:frame presentation:style-name="pr23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2">There are two flavors of this function. <text:s/>It's out of scope of this talk but it was significant for being the first "total" function that was not primitively recursive.</text:span></text:p>
              </text:list-header>
              <text:list-item>
                <text:p><text:span text:style-name="T22">The (standard) two parameter</text:span><text:span text:style-name="T22"><text:line-break/></text:span><text:span text:style-name="T22">A(0, n) = n + 1</text:span></text:p>
                <text:p><text:span text:style-name="T22">A(m, 0) = A(m-1, 1)</text:span></text:p>
                <text:p><text:span text:style-name="T22">A(m, n) = A(m-1, A(m, n-1))</text:span><text:span text:style-name="T22"><text:line-break/></text:span><text:span text:style-name="T22"/></text:p>
                <text:p><text:span text:style-name="T22">It grows very rapidly. <text:s/>(e.g. A(4,2) = 2^65536 -3)</text:span></text:p>
              </text:list-item>
              <text:list-item>
                <text:p><text:span text:style-name="T22">The original three parameter: </text:span></text:p>
                <text:p><text:span text:style-name="T22">Analagous to hyperoperations beyond exponentiation: A(m,n,h) = HX h [m, n+ 1] IntC</text:span><text:span text:style-name="T22"><text:line-break/></text:span><text:span text:style-name="T22"><text:line-break/></text:span><text:span text:style-name="T22"><text:a xlink:href="https://en.wikipedia.org/wiki/Ackermann_function">https://en.wikipedia.org/wiki/Ackermann_function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n-Hyper Addition / Subtraction</text:p>
          </draw:text-box>
        </draw:frame>
        <draw:frame presentation:style-name="pr23" draw:layer="layout" svg:width="25.27cm" svg:height="14.961cm" svg:x="1.4cm" svg:y="4.343cm" presentation:class="outline" presentation:user-transformed="true">
          <draw:text-box>
            <text:list text:style-name="L2">
              <text:list-header>
                <text:p>Let's go back to the non-hyper realm now.</text:p>
                <text:p>Before the hyper-enhancements, the original goal of the library is to reduce any expression to a simplified “canonical” form. <text:s/>This logic to be described isn't supported for hyper-expressions yet.</text:p>
                <text:p>So, what's the trick for factoring the sum or difference of two arbitrary (read: BIG) integers?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mits to “General” Factorization</text:p>
          </draw:text-box>
        </draw:frame>
        <draw:frame presentation:style-name="pr23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Theoretically: No. Practically: Yes (for the time being, anyway).<text:line-break/><text:line-break/>The largest factor found of a general number was a 116-digit number from a RSA-768 challenge number. (768 refers to the number of bits in the number.) The number actually had two prime factors of 116-digits each.</text:p>
                <text:p>Sure, primality testing is relatively painless, but is there anything more we can do to factorize a sum or difference which is composite? <text:s text:c="2"/>…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rst insight: Take the GCD</text:p>
          </draw:text-box>
        </draw:frame>
        <draw:frame presentation:style-name="pr23" draw:layer="layout" svg:width="25.524cm" svg:height="16.51cm" svg:x="1.4cm" svg:y="4.064cm" presentation:class="outline" presentation:user-transformed="true">
          <draw:text-box>
            <text:list text:style-name="L2">
              <text:list-header>
                <text:p>Do the “a” and “b” have anything in common?</text:p>
                <text:p>Hmm, like a greatest common divisor?</text:p>
                <text:p>let g = cGCD a b</text:p>
                <text:p>let a' = a / g</text:p>
                <text:p>let b' = b / g</text:p>
                <text:p>return (g * (a' – b'))</text:p>
                <text:p>Because a and b are already in canonical form this is very fast to compute. <text:s/>(Actually, taking the gcm of two numbers is relatively painless: O(ln^2) of s, where s is the smaller of the two.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27" draw:layer="layout" svg:width="25.199cm" svg:height="2.211cm" svg:x="1.4cm" svg:y="0.837cm" presentation:class="title" presentation:user-transformed="true">
          <draw:text-box>
            <text:p>GCD Example</text:p>
          </draw:text-box>
        </draw:frame>
        <draw:frame presentation:style-name="pr23" draw:layer="layout" svg:width="25.199cm" svg:height="17.018cm" svg:x="1.4cm" svg:y="3.556cm" presentation:class="outline" presentation:user-transformed="true">
          <draw:text-box>
            <text:list text:style-name="L2">
              <text:list-header>
                <text:p>Simplify: <text:span text:style-name="T23">3^10000 * 5^20001 – 3^10001 * 5^20000</text:span></text:p>
                <text:p>The gcd will be the least exponent for each prime in the expression.</text:p>
                <text:p>So, our gcd is 3^10000 * 5^20000</text:p>
                <text:p>When we perform the calculations from the previous page (subtracting exponents), we get: </text:p>
                <text:p>3^10000 * 5^20000 * (5 – 3) =</text:p>
                <text:p>2 * 3^10000 * 5^20000</text:p>
                <text:p>Now, substitute 10000(+1) with googol (+1).</text:p>
                <text:p>Same idea: <text:s/>2 * 3^(10^100) * 5^20000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cond insight : Algebraic Forms</text:p>
          </draw:text-box>
        </draw:frame>
        <draw:frame presentation:style-name="pr23" draw:layer="layout" svg:width="25.199cm" svg:height="16.476cm" svg:x="1.182cm" svg:y="4.098cm" presentation:class="outline" presentation:user-transformed="true">
          <draw:text-box>
            <text:list text:style-name="L2">
              <text:list-header>
                <text:p><text:span text:style-name="T23">Let's dust off our Algebra I textbook and think a bit about polynomials. <text:s/>Start with x^2 -1 = (x-1)(x+1)</text:span></text:p>
                <text:p><text:span text:style-name="T23">We can actually use this simple idea to break up large numbers.</text:span></text:p>
                <text:p><text:span text:style-name="T23">For example, if we had to factor 5^126 – 1, because 126 is an even number, we could think of the difference as being of the form x^2 -1 which factors to (x-1)(x+1) with x = 5^(126/2) = 5^63.</text:span></text:p>
                <text:p><text:span text:style-name="T23">So, we could factor the number into (5^63-1)(5^63+1).</text:span></text:p>
                <text:p><text:span text:style-name="T23"><text:line-break/></text:span><text:span text:style-name="T23">And yes, this would work more generally for <text:s/>x^2 -y^2 = (x-y)(x+y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lgebraic Form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yond squares, we probably tried our hand at other small powers back in the day such as:</text:p>
                <text:p>x^3 -1 = (x-1)(x^2 + x +1)</text:p>
                <text:p>x^4 -1 = (x^2 -1)(x^2 + 1) = (x-1)(x+1)(x^2+1)</text:p>
                <text:p/>
                <text:p>It would be nice if there was a general way to factor numbers of the form x^n – y^n.</text:p>
                <text:p>Enter cyclotomic polynomials ….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yclotomic Polynomials</text:p>
          </draw:text-box>
        </draw:frame>
        <draw:frame presentation:style-name="pr23" draw:layer="layout" svg:width="25.199cm" svg:height="12.75cm" svg:x="1.4cm" svg:y="4.343cm" presentation:class="outline" presentation:user-transformed="true">
          <draw:text-box>
            <text:list text:style-name="L2">
              <text:list-header>
                <text:p>Cyc(n)(x) is a polynomial in x with integer coefficients which is ”irreducible”. </text:p>
              </text:list-header>
              <text:list-item>
                <text:p>It will have a degree that is equal to its tau/totient, the number of positive integers less than or equal to n, relatively prime to n.</text:p>
              </text:list-item>
              <text:list-item>
                <text:p>The degree and irreducibility was proven by Gauss in the 19<text:span text:style-name="T54">th</text:span> century.</text:p>
              </text:list-item>
              <text:list-item>
                <text:p>Polynomials in one variable like this are known as monic. <text:s/></text:p>
              </text:list-item>
              <text:list-item>
                <text:p>Interesting identity: The product of all Cyc(d)(x) where d is a divisor of n will equal = x^n -1.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yclotomic Polynomials (con't)</text:p>
          </draw:text-box>
        </draw:frame>
        <draw:frame presentation:style-name="pr23" draw:layer="layout" svg:width="25.016cm" svg:height="16.243cm" svg:x="1.4cm" svg:y="4.077cm" presentation:class="outline" presentation:user-transformed="true">
          <draw:text-box>
            <text:list text:style-name="L2">
              <text:list-item>
                <text:p>Also from Algebra class, we learned that every monic polynomial of degree n does have n roots (but one or more could be imaginary/ complex).</text:p>
              </text:list-item>
              <text:list-item>
                <text:p>The more formal definition gives some insight as why the identity holds:</text:p>
              </text:list-item>
              <text:list-item>
                <text:p>Cyc(n)(x) is the product of all (x-p(k,n)) where: </text:p>
                <text:list>
                  <text:list-item>
                    <text:p>k &gt;= 1 and is relatively prime to n</text:p>
                  </text:list-item>
                  <text:list-item>
                    <text:p>p(k,n) = e^(2 * i * pi * k / n), a primitive root of unity</text:p>
                  </text:list-item>
                </text:list>
              </text:list-item>
              <text:list-item>
                <text:p>Such polynomials where n &gt; 2 are also palindromi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28" draw:layer="layout" svg:width="25.199cm" svg:height="1.957cm" svg:x="1.4cm" svg:y="0.837cm" presentation:class="title" presentation:user-transformed="true">
          <draw:text-box>
            <text:p>An aside about computing the totient</text:p>
          </draw:text-box>
        </draw:frame>
        <draw:frame presentation:style-name="pr23" draw:layer="layout" svg:width="25.199cm" svg:height="17.018cm" svg:x="1.4cm" svg:y="3.302cm" presentation:class="outline" presentation:user-transformed="true">
          <draw:text-box>
            <text:list text:style-name="L2">
              <text:list-header>
                <text:p>Consider 5, which is a prime number.</text:p>
                <text:p>5 can only have common factors &gt; 1 with other multiples of 5. <text:s/>As only 1/5 of integers are divisible by 5, that means the 4/5 are relatively prime to 5. <text:s/>So, we have these totients: </text:p>
                <text:p>4/5 * 5 = 4 and <text:s/>4/5 * 5^n = 4 * 5^(n-1).</text:p>
                <text:p>And, this function is multiplicative, meaning:</text:p>
                <text:p>Tot (a) * Tot (b) = Tot (a * b) if a and b are relatively prime</text:p>
                <text:p>Example: <text:s/>3^x * 5^y (for pos integers x, y) =</text:p>
                <text:p>(3-1)*3^(x-1) * 4 * 5^(y-1) = 8 * 3^(x-1) * 5^(y-1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ck to Cyclotomic Polynomials </text:p>
          </draw:text-box>
        </draw:frame>
        <draw:frame presentation:style-name="pr23" draw:layer="layout" svg:width="25.199cm" svg:height="16.51cm" svg:x="1.4cm" svg:y="4.064cm" presentation:class="outline" presentation:user-transformed="true">
          <draw:text-box>
            <text:list text:style-name="L2">
              <text:list-header>
                <text:p>Luckily, this cyclotomic factoring does not just hold for x^n +/-1. <text:s/>It will work for any x^n +/- y^n as well.</text:p>
              </text:list-header>
              <text:list-item>
                <text:p>For an odd n, we can substitute -x into the formulas to factor x^n + 1. <text:s/></text:p>
              </text:list-item>
              <text:list-item>
                <text:p>Actually, for any even n that is not a power of 2, we can still factor x^n+1</text:p>
              </text:list-item>
              <text:list-item>
                <text:p>Cyc(p)(x) (for prime p) = x^(p-1) + x^(p-2) … + 1</text:p>
              </text:list-item>
              <text:list-item>
                <text:p>Identity for when mod a b ! = 0 (examples next slide): </text:p>
                <text:p>Cyc (a^n*b)(x) = <text:s/>Cyc(a*b)(x^(n-1)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presentation:style-name="pr29" draw:layer="layout" svg:width="25.199cm" svg:height="1.737cm" svg:x="1.4cm" svg:y="0.82cm" presentation:class="title" presentation:user-transformed="true">
          <draw:text-box>
            <text:p>Cyclotomic Polynomials (con't)</text:p>
          </draw:text-box>
        </draw:frame>
        <draw:frame presentation:style-name="pr23" draw:layer="layout" svg:width="25.199cm" svg:height="16.764cm" svg:x="0.719cm" svg:y="3.556cm" presentation:class="outline" presentation:user-transformed="true">
          <draw:text-box>
            <text:list text:style-name="L2">
              <text:list-item>
                <text:p>Example decomposition for n = 8:</text:p>
                <text:p>The divisors of 8 are: 1, 2, 4 and 8</text:p>
                <text:list>
                  <text:list-item>
                    <text:p>Cyc(1)(x) = x - 1</text:p>
                  </text:list-item>
                  <text:list-item>
                    <text:p>Cyc(2)(x) = x + 1</text:p>
                  </text:list-item>
                  <text:list-item>
                    <text:p>Cyc(4)(x) = Cyc(2)(x^2) = x^2 + 1 (“example”)</text:p>
                  </text:list-item>
                  <text:list-item>
                    <text:p>Cyc(8)(x) = Cyc(2)(x^4) = x^4 + 1 (“example”)</text:p>
                  </text:list-item>
                </text:list>
                <text:p><text:span text:style-name="T55">If we multiply these polynomials together, we will get x^8-1. <text:s/>You can use this identity to compute other polys for composite n. <text:s/>Divide x^n -1 by the other “divisor Cycs” to get Cyc(n)(x) itself. </text:span></text:p>
                <text:p>e.g.<text:span text:style-name="T21"> Cyc(6)(x) = (x^6 -1) / <text:s/>Cyc(1)(x) / Cyc(2)(x) / Cyc(3)(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yclotomic Polynomial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lthough there is a cyclotomic library (written by Scott Walck) in Haskell, it emphasized the primitive roots rather than the polynomials. <text:s/>I couldn't find anything in Hackage that would suit my needs.</text:p>
                <text:p>So, I created a module called AurifCyclo (Aurif to be explained shortly) to determine these polynomials and apply them.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Cyclo Module</text:p>
          </draw:text-box>
        </draw:frame>
        <draw:frame presentation:style-name="pr23" draw:layer="layout" svg:width="25.27cm" svg:height="16.256cm" svg:x="1.4cm" svg:y="4.164cm" presentation:class="outline" presentation:user-transformed="true">
          <draw:text-box>
            <text:p>The key exported cyclotomic functions are </text:p>
            <text:list text:style-name="L2">
              <text:list-item>
                <text:p>cyclo n: Returns the Cyc(n)(x) polynomial</text:p>
              </text:list-item>
              <text:list-item>
                <text:p>cycloDivSet n: For input n, returns the set of all polynomials : Cyc(d)(x) such that d is a divisor of n.</text:p>
              </text:list-item>
              <text:list-item>
                <text:p>applyCycloPair a b e (which calls applyCrCycloPair): will factor: a^e – b^e. </text:p>
                <text:p>(From there, the individual numbers would be factorized in the code)</text:p>
                <text:p>Now what does this “Aurif” refer t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after Léon-François-Antoine Aurifeuille, a 19th century mathematician. In 1871, he factored 2^58 + 1 algebraically to</text:p>
                <text:p>(2^29 -2^15 +1) * (2^29 + 2^15 +1)</text:p>
                <text:p/>
              </text:list-item>
              <text:list-item>
                <text:p>But, it was Gauss who came up with a way years earlier to factor an “irreducible” cyclotomic polynomial by representing it as a difference of two squa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 (also n must be square-free and n = 1 mod 4)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3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>In the 1990's, there were two key papers published that defined algorithms to compute Aurifeullian factors. These are implemented in the AurifCyclo module.</text:p>
                <text:p>The first we'll cover was written by Australian mathematician Richard Brent and solves for the “C” and “D” polynomials described on the previous page.</text:p>
                <text:p>The second was written by several mathe-maticians at Sichuan University. <text:s/>It has some overlap with the above but has a novel approach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– Richard Brent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s algorithm uses two recurrence relations. <text:s/>That was interesting thing to implement given Haskell's arrays have to be set in one closed expression: </text:p>
              </text:list-item>
            </text:list>
            <text:p text:style-name="P6"><text:span text:style-name="T56"><text:s text:c="8"/></text:span><text:span text:style-name="T56">gamma <text:s/>= array (0, d) ([(0,1)] ++ [(i, gf i) | i &lt;- [1..d]]) <text:s text:c="2"/>– for C polynomial </text:span></text:p>
            <text:p text:style-name="P6"><text:span text:style-name="T56"><text:s text:c="25"/></text:span><text:span text:style-name="T56">where gf k <text:s text:c="7"/>= if (k &gt; mg) then (gamma!(d-k)) <text:s/>else (div (gTerm k) (2*k))</text:span></text:p>
            <text:p><text:span text:style-name="T56"><text:s text:c="36"/></text:span><text:span text:style-name="T56">gTerm k = sum (map (\j -&gt; n * q!(2*k-2*j-1) * delta!j - q!(2*k-2*j) * gamma!j) <text:s/>[0..k-1])</text:span></text:p>
            <text:p><text:span text:style-name="T56"><text:s text:c="8"/></text:span><text:span text:style-name="T56">delta <text:s text:c="5"/>= array (0, d-1) ([(0,1)] ++ [(i, df i) | i &lt;- [1..d-1]]) <text:s text:c="4"/>– for D polynomial <text:s text:c="8"/></text:span></text:p>
            <text:p><text:span text:style-name="T56"><text:s text:c="24"/></text:span><text:span text:style-name="T56">where df k <text:s text:c="5"/>= if (k &gt; md) then (delta!(d-k-1)) else (div (dTerm k) (2*k+1))</text:span></text:p>
            <text:p><text:span text:style-name="T56"><text:s text:c="34"/></text:span><text:span text:style-name="T56">dTerm k = gamma!k + sum (map (\j -&gt; q!(2*k-2*j+1) * gamma!j - q!(2*k-2*j) * delta!j) <text:s/>[0..k-1])</text:span></text:p>
            <text:list text:continue-numbering="true" text:style-name="L2">
              <text:list-item>
                <text:p>I was able to find implementations of this on-line in C and Java and it helped clarify some points of the algorithm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Sichuan 5</text:p>
          </draw:text-box>
        </draw:frame>
        <draw:frame presentation:style-name="pr23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>In late 90s, five Sichuan Univ. mathematicians <text:s/>(Sun Qi, Ren Debin, Hong Shaofang, Yuan Pingzhi and Han Qing) published a joint paper.</text:p>
              </text:list-item>
              <text:list-item>
                <text:p>Paper finds two factors of M^n + 1 where m, n are odd, n = m*k, M is a multiple of m and (M/m) is a square.</text:p>
              </text:list-item>
              <text:list-item>
                <text:p>The example from the paper found two large factors of 44^253 + 1. <text:s/></text:p>
              </text:list-item>
              <text:list-item>
                <text:p>Key values: m = 11; M = 44, k = 23, n = m * k = 253. (M/m = 2^2 is a square so it satisfies that constraint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Chinese” Algorithm Synopsi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p text:style-name="P3"/>
            <text:p>Refer to (2.7) in the paper to compute the two deltas for r = 1,2 (Let's call them d1 and <text:s/>d2)</text:p>
            <text:p>Compute the cyclotomic value: cv.</text:p>
            <text:p>The gcds between d1, d2 and cv factor cv.</text:p>
            <text:p text:style-name="P6">f1 = gcd(cv, d1)</text:p>
            <text:p text:style-name="P6">f2 = gcd (cv, d2)</text:p>
            <text:p text:style-name="P6">cv = f1 * f2 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Sichuan 5 (con't)</text:p>
          </draw:text-box>
        </draw:frame>
        <draw:frame presentation:style-name="pr23" draw:text-style-name="P13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<text:span text:style-name="T23">I didn't see an example of this posted on-line so it's possible that it hadn't been committed to code before.</text:span></text:p>
              </text:list-item>
              <text:list-item>
                <text:p><text:span text:style-name="T23">Didn't really have a chance to dig into why but I found the factors found here to be like refinements of the Brent factors (when both algorithms could be applied). <text:s/>This was actually much simpler to implement than Brent's algorithm. </text:span></text:p>
              </text:list-item>
              <text:list-item>
                <text:p><text:span text:style-name="T23">The library attempts both methods and applies the factors found against the cyclotomic factors.</text:span></text:p>
              </text:list-item>
              <text:list-item>
                <text:p><text:span text:style-name="T23">It wasn't clear from the paper but I found that M did not have to be integral. I still have a check in the code though to verify those factors in that case (as the paper did not guarantee this would work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ther Functions in AurifCyclo</text:p>
          </draw:text-box>
        </draw:frame>
        <draw:frame presentation:style-name="pr23" draw:layer="layout" svg:width="25.199cm" svg:height="15.977cm" svg:x="1.4cm" svg:y="4.343cm" presentation:class="outline" presentation:user-transformed="true">
          <draw:text-box>
            <text:list text:style-name="L2">
              <text:list-header>
                <text:p><text:span text:style-name="T26">aurCandDec</text:span> :: Integer → Integer → Bool → Maybe (Integer, Integer)</text:p>
                <text:p>This looks for “Brent” factors of two integers if they exist. (<text:span text:style-name="T57">For the Bool, True=Add, False=Subtract)</text:span></text:p>
                <text:p>To try to factor 2^58 + 1 from earlier, run:<text:span text:style-name="T23"> </text:span></text:p>
                <text:p><text:span text:style-name="T58">&gt; aurCandDec (2^58) 1 True </text:span></text:p>
                <text:p text:style-name="P10"><text:span text:style-name="T58">Just (536838145,536903681)</text:span></text:p>
                <text:p>IMPORTANT: These factors may be composite. </text:p>
                <text:p>Note: aurCandDec calls aurCandDecCr which calls <text:s/>aurCandDecU under the hood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Other Functions in Aurif Cyclo (con't)</text:span></text:p>
          </draw:text-box>
        </draw:frame>
        <draw:frame presentation:style-name="pr23" draw:text-style-name="P17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<text:span text:style-name="T26">aurDec n</text:span> (short for Aurifeuillian decomposition) takes an Integer and “just” returns the C and D polynomials described earlier in Brent's algorithm. <text:s/></text:p>
                <text:p>It returns “Nothing” if n is not square-free (e.g. 12 = 2^2 * 3, so it returns Nothing)</text:p>
                <text:p>Example from Brent paper:</text:p>
              </text:list-header>
            </text:list>
            <text:p><text:span text:style-name="T59"><text:s text:c="2"/></text:span><text:span text:style-name="T59">*AurifCyclo&gt; aurDec 5</text:span><text:span text:style-name="T60"> </text:span></text:p>
            <text:p text:style-name="P10"><text:span text:style-name="T59"><text:s text:c="2"/></text:span><text:span text:style-name="T59">Just (array (0,2) [(0,1),(1,3),(2,1)],array (0,1) [(0,1),(1,1)])</text:span></text:p>
            <text:list text:continue-numbering="true" text:style-name="L2">
              <text:list-item>
                <text:p>Note:aurDecCr calls aurDec (converting the “CR_” to an Integ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Other Functions in Aurif Cyclo (con't)</text:span></text:p>
          </draw:text-box>
        </draw:frame>
        <draw:frame presentation:style-name="pr23" draw:layer="layout" svg:width="25.199cm" svg:height="15.977cm" svg:x="1.128cm" svg:y="4.343cm" presentation:class="outline" presentation:user-transformed="true">
          <draw:text-box>
            <text:list text:style-name="L2">
              <text:list-header>
                <text:p><text:span text:style-name="T43">chineseAurif</text:span><text:span text:style-name="T23"> is the analogue to aurCandDec except that it's for the “Chinese” algorithm. <text:s/>Same signature and functionality. <text:s/>Similarly, chineseAurif calls chineseAurifCr after converting its Integer parameters to “CR_”s. <text:s/>Example from paper (which, be warned, has typos) which finds two factors of (44^253+1):</text:span></text:p>
              </text:list-header>
            </text:list>
            <text:p text:style-name="P10"><text:span text:style-name="T59">*AurifCyclo&gt; chineseAurif (44^253) 1 True </text:span></text:p>
            <text:p text:style-name="P10"><text:span text:style-name="T59">Just (3708082114051284931014527275382936962949050019900548504948093002539948192457694962513241254988377338102340862648630965276420678480576906389289483833735873261700512602622143146599971, 10004590597907985573943582945748620748239251502916976018978239877682278432398712396908419662400063010898795149152694380672517014008143612228221361453877714927361019333917217066917231)</text:span></text:p>
            <text:list text:continue-numbering="true" text:style-name="L2">
              <text:list-header>
                <text:p text:style-name="P10"><text:span text:style-name="T57">Again, these factors may be composite.</text:span></text:p>
              </text:list-header>
            </text:list>
            <text:p text:style-name="P10"><text:span text:style-name="T61"/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w we have Aurif factor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ternally, the code will divvy up the Brent pair (if it exists) against the (potentially composite) factors. <text:s/>This is done using the gcd function.</text:p>
                <text:p>A similar step is then performed for “Chinese” pair if it exists.</text:p>
                <text:p>Unfortunately, despite all of this work, one or more of our divvied-up list may be too large to factor in a reasonable amount of time. <text:s/>Hence, the AurifCyclo module is opened up to directly try to split into (likely composite) factor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ular Math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uler's Totient Theorem:</text:p>
                <text:p>a ^ t(n) = 1 (mod n) where t is the totient/tau.</text:p>
                <text:p>Then, we can make this small but powerful logical leap and say:</text:p>
                <text:p>a^x = a^(x % t(n)) (mod n)</text:p>
                <text:p>But, why does this work? …</text:p>
                <text:p>First, we can rewrite x = q * t(n) + (x % t(n), the quotient and modulus 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office:forms form:automatic-focus="false" form:apply-design-mode="false"/>
        <draw:frame presentation:style-name="pr27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3" draw:layer="layout" svg:width="25.199cm" svg:height="13.674cm" svg:x="1.264cm" svg:y="3.556cm" presentation:class="outline" presentation:user-transformed="true">
          <draw:text-box>
            <text:list text:style-name="L2">
              <text:list-header>
                <text:p>Consider x = 11, n = 8. <text:s/></text:p>
              </text:list-header>
              <text:list-item>
                <text:p>We want to simplify: a ^ 11 (mod 8) <text:s/>where a is some positive integer.</text:p>
              </text:list-item>
              <text:list-item>
                <text:p>Next: <text:s/>8 = 2^3 so t(n) = (2-1)*2^(3-1) = 4. <text:s/></text:p>
              </text:list-item>
              <text:list-item>
                <text:p>We could rewrite x as:</text:p>
                <text:p>x = 2 * 4 + (11 % 4) = 2 * 4 + 3</text:p>
              </text:list-item>
              <text:list-item>
                <text:p>Remember: Adding exponents is equivalent to multiplication: <text:s/>a^11 = a^4 * a^4 * a^3</text:p>
              </text:list-item>
              <text:list-item>
                <text:p>a^4 mod 8 = 1 per Euler's Theorem</text:p>
              </text:list-item>
              <text:list-item>
                <text:p><text:span text:style-name="T23">Cancelling 1s: <text:s/>a^4 * a^4 * a^3 (mod 8) <text:s/>= <text:s/>a^3 (mod 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office:forms form:automatic-focus="false" form:apply-design-mode="false"/>
        <draw:frame presentation:style-name="pr27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3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23">Now imagine if x = googol + 11, instead of 11. <text:s/>Googol is a multiple of 8 so the simplification is the SAME!! → <text:s/>a^3 (mod 8)</text:span></text:p>
              </text:list-header>
              <text:list-item>
                <text:p><text:span text:style-name="T23">This will work with nested exponentials/power towers as well. </text:span></text:p>
              </text:list-item>
              <text:list-item>
                <text:p><text:span text:style-name="T23">You could for example use this to find the trailing digits of a number too large to directly compute. <text:s/>Example of the exponential factorial func: (a(n) = n ^ (a(n-1))</text:span></text:p>
              </text:list-item>
            </text:list>
            <text:p><text:span text:style-name="T62">&gt; let expFact n = foldr1 (&lt;^) (map makeC [n,n-1..2])</text:span></text:p>
            <text:p text:style-name="P10"><text:span text:style-name="T62">&gt; expFact 8 </text:span></text:p>
            <text:p text:style-name="P10"><text:span text:style-name="T62"><text:s text:c="2"/></text:span><text:span text:style-name="T62">2 ^ (3 * 7^(2^(5^(2^(2*3^2)))*3^(5^(2^(2*3^2)))))</text:span></text:p>
            <text:p text:style-name="P10"><text:span text:style-name="T62">&gt; toInteger $ mod (expFact 8) (10^9) – last 9 digits</text:span></text:p>
            <text:p text:style-name="P10"><text:span text:style-name="T63"><text:s text:c="2"/></text:span><text:span text:style-name="T63">797099008 <text:s text:c="2"/></text:span><text:span text:style-name="T64">(Run Stats: 0.01 secs, 4,158,968 by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0.762cm" svg:y="1.016cm" presentation:class="title" presentation:user-transformed="true">
          <draw:text-box>
            <text:p>Pattern Synonyms / View Patter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5">{-# LANGUAGE PatternSynonyms #-}</text:span></text:p>
                <text:p><text:span text:style-name="T65">{-# LANGUAGE ViewPatterns <text:s text:c="3"/>#-}</text:span></text:p>
              </text:list-header>
              <text:list-item>
                <text:p>Pattern Synonyms were introduced in GHC 7.8.</text:p>
              </text:list-item>
              <text:list-item>
                <text:p>The code makes extensive use of them, mostly to replace constants. <text:s/>The examples are patterns for zero and the “GCR_” rep for a prime. <text:s/>The 2<text:span text:style-name="T54">nd</text:span> example uses ViewPatterns.</text:p>
              </text:list-item>
            </text:list>
            <text:p><text:span text:style-name="T10">pattern Pc0 &lt;- Bare 0 _ -- “zero”</text:span></text:p>
            <text:p><text:span text:style-name="T66">pattern PgPrime &lt;-[(compare 1 -&gt; LT, Bare 1 _)]</text:span><text:span text:style-name="T1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rustrations </text:p>
          </draw:text-box>
        </draw:frame>
        <draw:frame presentation:style-name="pr23" draw:layer="layout" svg:width="25.199cm" svg:height="12.983cm" svg:x="1.4cm" svg:y="3.81cm" presentation:class="outline" presentation:user-transformed="true">
          <draw:text-box>
            <text:list text:style-name="L2">
              <text:list-item>
                <text:p>Honestly, this library took a very long time to get working robustly for hyper expressions. <text:s/>There still may be some edge cases which probably are not handled properly. </text:p>
              </text:list-item>
              <text:list-item>
                <text:p>Endless looping when tracing. <text:s/>Evaluation occurs during the trace function and if you call a function that you are tracing ...</text:p>
              </text:list-item>
              <text:list-item>
                <text:p>Multi-parameter type classes: I found this feature awkward and not adding any value. <text:s/>So, I removed from the current vers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ce improvement (especially via memoization). </text:p>
              </text:list-item>
              <text:list-item>
                <text:p>Stuart Popejoy hipped me to the <text:span text:style-name="T67">recursion-schemes</text:span> library which be of help as well.</text:p>
              </text:list-item>
              <text:list-item>
                <text:p>Reduce the compilation time. </text:p>
              </text:list-item>
              <text:list-item>
                <text:p>Support non-integral hyper-expressions.</text:p>
              </text:list-item>
              <text:list-item>
                <text:p>Support common typeclasses.</text:p>
              </text:list-item>
              <text:list-item>
                <text:p>Enhance testing with Quick Check.</text:p>
              </text:list-item>
              <text:list-item>
                <text:p>Implement the Read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1" draw:text-style-name="P18" draw:layer="layout" svg:width="25.199cm" svg:height="16.255cm" svg:x="1.4cm" svg:y="0.837cm" presentation:class="subtitle" presentation:user-transformed="true">
          <draw:text-box>
            <text:p><text:span text:style-name="T7">E:mail</text:span><text:span text:style-name="T7"><text:line-break/></text:span><text:span text:style-name="T7">fws.nyc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30" draw:layer="layout" svg:width="25.199cm" svg:height="26.944cm" draw:transform="rotate (0.0005235987755982) translate (1.393cm 0.446cm)" presentation:class="subtitle" presentation:user-transformed="true">
          <draw:text-box>
            <text:p><text:span text:style-name="T7"/></text:p>
            <text:p><text:span text:style-name="T7">References / Additional Reading:</text:span></text:p>
            <text:p><text:span text:style-name="T7"/></text:p>
            <text:p><text:span text:style-name="T7">Brent:</text:span></text:p>
            <text:p><text:span text:style-name="T21"><text:a xlink:href="http://maths-people.anu.edu.au/~brent/pd/rpb127.pdf">http://maths-people.anu.edu.au/~brent/pd/rpb127.pdf</text:a></text:span></text:p>
            <text:p><text:span text:style-name="T21"><text:a xlink:href="http://maths-people.anu.edu.au/~brent/pd/rpb135.pdf">http://maths-people.anu.edu.au/~brent/pd/rpb135.pdf</text:a></text:span></text:p>
            <text:p><text:span text:style-name="T21"/></text:p>
            <text:p><text:span text:style-name="T7">Sichuan 5:</text:span></text:p>
            <text:p><text:span text:style-name="T21"><text:a xlink:href="http://www.jams.or.jp/scm/contents/Vol-2-3/2-3-16.pdf">http://www.jams.or.jp/scm/contents/Vol-2-3/2-3-16.pdf</text:a></text:span></text:p>
            <text:p><text:span text:style-name="T21"/></text:p>
            <text:p><text:span text:style-name="T21"><text:a xlink:href="https://googology.wikia.org/wiki/Googology_Wiki">Googology Wiki</text:a></text:span><text:span text:style-name="T21"> (we have only just begun)</text:span></text:p>
            <text:p><text:span text:style-name="T23"><text:a xlink:href="https://en.wikipedia.org/wiki/Cyclotomic_polynomial">https://en.wikipedia.org/wiki/Cyclotomic_polynomial</text:a></text:span></text:p>
            <text:p><text:span text:style-name="T23"><text:a xlink:href="https://en.wikipedia.org/wiki/Hyperoperation">https://en.wikipedia.org/wiki/Hyperoperation</text:a></text:span></text:p>
            <text:p><text:span text:style-name="T23"><text:a xlink:href="https://en.wikipedia.org/wiki/Shakuntala_Devi">https://en.wikipedia.org/wiki/Shakuntala_Devi</text:a></text:span></text:p>
            <text:p><text:span text:style-name="T23"><text:a xlink:href="http://www.olsenhome.com/bignumbers/">http://www.olsenhome.com/bignumbers/</text:a></text:span></text:p>
            <text:p><text:span text:style-name="T23"><text:a xlink:href="http://www.tetration.org/Tetration/index.html">http://www.tetration.org/Tetration/index.html</text:a></text:span></text:p>
            <text:p><text:span text:style-name="T23"><text:a xlink:href="http://www.loria.fr/~zimmerma/records/factor.html">http://www.loria.fr/~zimmerma/records/factor.html</text:a></text:span></text:p>
            <text:p><text:span text:style-name="T23"/></text:p>
            <text:p><text:span text:style-name="T23"/></text:p>
            <text:p><text:span text:style-name="T23"/></text:p>
            <text:p><text:span text:style-name="T7"/></text:p>
            <text:p><text:span text:style-name="T21"/></text:p>
            <text:p><text:span text:style-name="T21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5-06-20T17:05:54.991323032</meta:creation-date>
    <dc:date>2019-05-30T14:43:21</dc:date>
    <dc:creator>Fred Schneider</dc:creator>
    <meta:editing-duration>P12DT21H55M47S</meta:editing-duration>
    <meta:editing-cycles>125</meta:editing-cycles>
    <meta:generator>OpenOffice/4.1.6$Unix OpenOffice.org_project/416m1$Build-9790</meta:generator>
    <meta:document-statistic meta:object-count="371"/>
  </office:meta>
</office:document-meta>
</file>